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2.1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353.79pt"/>
    </style:style>
    <style:style style:name="co6" style:family="table-column">
      <style:table-column-properties fo:break-before="auto" style:column-width="357.65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01.85pt"/>
    </style:style>
    <style:style style:name="co13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1c1c1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ed1c24"/>
    </style:style>
    <style:style style:name="ce8" style:family="table-cell" style:parent-style-name="Default">
      <style:text-properties fo:color="#ed1c24"/>
    </style:style>
    <style:style style:name="ce9" style:family="table-cell" style:parent-style-name="Default">
      <style:table-cell-properties fo:background-color="transparent"/>
      <style:text-properties fo:color="#ed1c24"/>
    </style:style>
    <style:style style:name="ce10" style:family="table-cell" style:parent-style-name="Default" style:data-style-name="N11">
      <style:text-properties fo:color="#ed1c24"/>
    </style:style>
    <style:style style:name="ce11" style:family="table-cell" style:parent-style-name="Default" style:data-style-name="N11">
      <style:text-properties fo:color="#407927"/>
    </style:style>
    <style:style style:name="ce12" style:family="table-cell" style:parent-style-name="Default" style:data-style-name="N11"/>
    <style:style style:name="ce13" style:family="table-cell" style:parent-style-name="Default">
      <style:text-properties fo:color="#407927"/>
    </style:style>
    <style:style style:name="ce14" style:family="table-cell" style:parent-style-name="Default" style:data-style-name="N127"/>
  </office:automatic-styles>
  <office:body>
    <office:spreadsheet>
      <table:table table:name="Raw_txn_summary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1" table:default-cell-style-name="ce2"/>
        <table:table-row table:style-name="ro1">
          <table:table-cell table:style-name="ce1"/>
          <table:table-cell table:style-name="ce3" office:value-type="string" calcext:value-type="string">
            <text:p>txn_count</text:p>
          </table:table-cell>
          <table:table-cell table:style-name="ce5" office:value-type="float" office:value="662092055" calcext:value-type="float">
            <text:p>662092055</text:p>
          </table:table-cell>
          <table:table-cell table:style-name="ce1" table:number-columns-repeated="3"/>
          <table:table-cell table:style-name="ce7" table:number-columns-repeated="2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unique_user_in transaction</text:p>
          </table:table-cell>
          <table:table-cell table:style-name="ce6" office:value-type="float" office:value="1779398" calcext:value-type="float">
            <text:p>1779398</text:p>
          </table:table-cell>
          <table:table-cell table:style-name="ce1" table:number-columns-repeated="3"/>
          <table:table-cell table:style-name="ce7" table:number-columns-repeated="2"/>
          <table:table-cell table:style-name="ce1" table:number-columns-repeated="4"/>
          <table:table-cell table:number-columns-repeated="1011"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1" office:value-type="string" calcext:value-type="string">
            <text:p>event_l1_id</text:p>
          </table:table-cell>
          <table:table-cell table:style-name="ce3" office:value-type="string" calcext:value-type="string">
            <text:p>event_name</text:p>
          </table:table-cell>
          <table:table-cell table:style-name="ce1" office:value-type="string" calcext:value-type="string">
            <text:p>uniq_users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is_interested_event</text:p>
          </table:table-cell>
          <table:table-cell table:style-name="ce1" office:value-type="string" calcext:value-type="string">
            <text:p>is_target_event</text:p>
          </table:table-cell>
          <table:table-cell table:style-name="ce7" table:number-columns-repeated="2"/>
          <table:table-cell table:style-name="ce1" office:value-type="string" calcext:value-type="string">
            <text:p>SEGMENT <text:s text:c="12"/></text:p>
          </table:table-cell>
          <table:table-cell table:style-name="ce1" office:value-type="string" calcext:value-type="string">
            <text:p>PRODUCT <text:s text:c="42"/></text:p>
          </table:table-cell>
          <table:table-cell table:style-name="ce1" office:value-type="string" calcext:value-type="string">
            <text:p>event_id_l1</text:p>
          </table:table-cell>
          <table:table-cell table:style-name="ce1" office:value-type="string" calcext:value-type="string">
            <text:p>event_name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];[.$K$6:.$L$68];2;0)" office:value-type="string" office:string-value="GENERAL_INSURANCE_Health Insurance:I-Lombard IHEALTH PLUS" calcext:value-type="string">
            <text:p>GENERAL_INSURANCE_Health Insurance:I-Lombard IHEALTH PL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33250 <text:s text:c="35"/></text:p>
          </table:table-cell>
          <table:table-cell office:value-type="float" office:value="1" calcext:value-type="float">
            <text:p>1</text:p>
          </table:table-cell>
          <table:table-cell table:formula="of:=CONCATENATE(TRIM([.I6]);&quot;_&quot;;TRIM([.J6]))" office:value-type="string" office:string-value="PLANS_PREPAID-133250" calcext:value-type="string">
            <text:p>PLANS_PREPAID-13325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7];[.$K$6:.$L$68];2;0)" office:value-type="string" office:string-value="GENERAL_INSURANCE_Health Insurance:I-Lombard Personal Protect" calcext:value-type="string">
            <text:p>GENERAL_INSURANCE_Health Insurance:I-Lombard Personal Prote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FE_INSURANCE <text:s text:c="5"/></text:p>
          </table:table-cell>
          <table:table-cell office:value-type="string" calcext:value-type="string">
            <text:p>LIFE_INSURANCE <text:s text:c="35"/></text:p>
          </table:table-cell>
          <table:table-cell office:value-type="float" office:value="2" calcext:value-type="float">
            <text:p>2</text:p>
          </table:table-cell>
          <table:table-cell table:formula="of:=CONCATENATE(TRIM([.I7]);&quot;_&quot;;TRIM([.J7]))" office:value-type="string" office:string-value="LIFE_INSURANCE_LIFE_INSURANCE" calcext:value-type="string">
            <text:p>LIFE_INSURANCE_LIFE_INSURANC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.$K$6:.$L$68];2;0)" office:value-type="string" office:string-value="PLANS_PREPAID-133250" calcext:value-type="string">
            <text:p>PLANS_PREPAID-133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CASH <text:s text:c="45"/></text:p>
          </table:table-cell>
          <table:table-cell office:value-type="float" office:value="3" calcext:value-type="float">
            <text:p>3</text:p>
          </table:table-cell>
          <table:table-cell table:formula="of:=CONCATENATE(TRIM([.I8]);&quot;_&quot;;TRIM([.J8]))" office:value-type="string" office:string-value="EQUITY_CASH" calcext:value-type="string">
            <text:p>EQUITY_CASH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9];[.$K$6:.$L$68];2;0)" office:value-type="string" office:string-value="PLANS_PREPAID-10000" calcext:value-type="string">
            <text:p>PLANS_PREPAID-10000</text:p>
          </table:table-cell>
          <table:table-cell table:number-columns-repeated="2" office:value-type="float" office:value="37359" calcext:value-type="float">
            <text:p>3735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F <text:s text:c="17"/></text:p>
          </table:table-cell>
          <table:table-cell office:value-type="string" calcext:value-type="string">
            <text:p>STP <text:s text:c="46"/></text:p>
          </table:table-cell>
          <table:table-cell office:value-type="float" office:value="4" calcext:value-type="float">
            <text:p>4</text:p>
          </table:table-cell>
          <table:table-cell table:formula="of:=CONCATENATE(TRIM([.I9]);&quot;_&quot;;TRIM([.J9]))" office:value-type="string" office:string-value="MF_STP" calcext:value-type="string">
            <text:p>MF_STP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10];[.$K$6:.$L$68];2;0)" office:value-type="string" office:string-value="PLANS_PREPAID-75000" calcext:value-type="string">
            <text:p>PLANS_PREPAID-75000</text:p>
          </table:table-cell>
          <table:table-cell table:number-columns-repeated="2" office:value-type="float" office:value="7254" calcext:value-type="float">
            <text:p>72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 <text:s text:c="36"/></text:p>
          </table:table-cell>
          <table:table-cell office:value-type="float" office:value="5" calcext:value-type="float">
            <text:p>5</text:p>
          </table:table-cell>
          <table:table-cell table:formula="of:=CONCATENATE(TRIM([.I10]);&quot;_&quot;;TRIM([.J10]))" office:value-type="string" office:string-value="PLANS_PREPAID-10000" calcext:value-type="string">
            <text:p>PLANS_PREPAID-1000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11];[.$K$6:.$L$68];2;0)" office:value-type="string" office:string-value="PLANS_OPTION195" calcext:value-type="string">
            <text:p>PLANS_OPTION195</text:p>
          </table:table-cell>
          <table:table-cell table:number-columns-repeated="2" office:value-type="float" office:value="31518" calcext:value-type="float">
            <text:p>315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F <text:s text:c="17"/></text:p>
          </table:table-cell>
          <table:table-cell office:value-type="string" calcext:value-type="string">
            <text:p>SWP <text:s text:c="46"/></text:p>
          </table:table-cell>
          <table:table-cell office:value-type="float" office:value="6" calcext:value-type="float">
            <text:p>6</text:p>
          </table:table-cell>
          <table:table-cell table:formula="of:=CONCATENATE(TRIM([.I11]);&quot;_&quot;;TRIM([.J11]))" office:value-type="string" office:string-value="MF_SWP" calcext:value-type="string">
            <text:p>MF_SWP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12];[.$K$6:.$L$68];2;0)" office:value-type="string" office:string-value="PLANS_PREPAID-50000" calcext:value-type="string">
            <text:p>PLANS_PREPAID-50000</text:p>
          </table:table-cell>
          <table:table-cell table:number-columns-repeated="2" office:value-type="float" office:value="10583" calcext:value-type="float">
            <text:p>105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eATM <text:s text:c="45"/></text:p>
          </table:table-cell>
          <table:table-cell office:value-type="float" office:value="7" calcext:value-type="float">
            <text:p>7</text:p>
          </table:table-cell>
          <table:table-cell table:formula="of:=CONCATENATE(TRIM([.I12]);&quot;_&quot;;TRIM([.J12]))" office:value-type="string" office:string-value="EQUITY_eATM" calcext:value-type="string">
            <text:p>EQUITY_eATM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3];[.$K$6:.$L$68];2;0)" office:value-type="string" office:string-value="PLANS_BULLET" calcext:value-type="string">
            <text:p>PLANS_BULLET</text:p>
          </table:table-cell>
          <table:table-cell table:number-columns-repeated="2" office:value-type="float" office:value="745699" calcext:value-type="float">
            <text:p>74569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CY_DERIVATIVES</text:p>
          </table:table-cell>
          <table:table-cell office:value-type="string" calcext:value-type="string">
            <text:p>FUTURES <text:s text:c="42"/></text:p>
          </table:table-cell>
          <table:table-cell office:value-type="float" office:value="8" calcext:value-type="float">
            <text:p>8</text:p>
          </table:table-cell>
          <table:table-cell table:formula="of:=CONCATENATE(TRIM([.I13]);&quot;_&quot;;TRIM([.J13]))" office:value-type="string" office:string-value="CURRENCY_DERIVATIVES_FUTURES" calcext:value-type="string">
            <text:p>CURRENCY_DERIVATIVES_FUTURES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4];[.$K$6:.$L$68];2;0)" office:value-type="string" office:string-value="PLANS_PREPAID-302000" calcext:value-type="string">
            <text:p>PLANS_PREPAID-30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75000 <text:s text:c="36"/></text:p>
          </table:table-cell>
          <table:table-cell office:value-type="float" office:value="9" calcext:value-type="float">
            <text:p>9</text:p>
          </table:table-cell>
          <table:table-cell table:formula="of:=CONCATENATE(TRIM([.I14]);&quot;_&quot;;TRIM([.J14]))" office:value-type="string" office:string-value="PLANS_PREPAID-75000" calcext:value-type="string">
            <text:p>PLANS_PREPAID-75000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5];[.$K$6:.$L$68];2;0)" office:value-type="string" office:string-value="PLANS_PREPAID-200000" calcext:value-type="string">
            <text:p>PLANS_PREPAID-200000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OPTION195 <text:s text:c="40"/></text:p>
          </table:table-cell>
          <table:table-cell office:value-type="float" office:value="10" calcext:value-type="float">
            <text:p>10</text:p>
          </table:table-cell>
          <table:table-cell table:formula="of:=CONCATENATE(TRIM([.I15]);&quot;_&quot;;TRIM([.J15]))" office:value-type="string" office:string-value="PLANS_OPTION195" calcext:value-type="string">
            <text:p>PLANS_OPTION195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6];[.$K$6:.$L$68];2;0)" office:value-type="string" office:string-value="PLANS_PREPAID-300000" calcext:value-type="string">
            <text:p>PLANS_PREPAID-300000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 <text:s text:c="43"/></text:p>
          </table:table-cell>
          <table:table-cell office:value-type="float" office:value="11" calcext:value-type="float">
            <text:p>11</text:p>
          </table:table-cell>
          <table:table-cell table:formula="of:=CONCATENATE(TRIM([.I16]);&quot;_&quot;;TRIM([.J16]))" office:value-type="string" office:string-value="EQUITY_MARGIN" calcext:value-type="string">
            <text:p>EQUITY_MARGIN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7];[.$K$6:.$L$68];2;0)" office:value-type="string" office:string-value="PLANS_PREPAID-502000" calcext:value-type="string">
            <text:p>PLANS_PREPAID-50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IHEALTH PLUS <text:s text:c="10"/></text:p>
          </table:table-cell>
          <table:table-cell office:value-type="float" office:value="12" calcext:value-type="float">
            <text:p>12</text:p>
          </table:table-cell>
          <table:table-cell table:formula="of:=CONCATENATE(TRIM([.I17]);&quot;_&quot;;TRIM([.J17]))" office:value-type="string" office:string-value="GENERAL_INSURANCE_Health Insurance:I-Lombard IHEALTH PLUS" calcext:value-type="string">
            <text:p>GENERAL_INSURANCE_Health Insurance:I-Lombard IHEALTH PLUS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VLOOKUP([.A18];[.$K$6:.$L$68];2;0)" office:value-type="string" office:string-value="PLANS_PREPAID-100000" calcext:value-type="string">
            <text:p>PLANS_PREPAID-100000</text:p>
          </table:table-cell>
          <table:table-cell table:number-columns-repeated="2"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Two Wheeler <text:s text:c="12"/></text:p>
          </table:table-cell>
          <table:table-cell office:value-type="float" office:value="13" calcext:value-type="float">
            <text:p>13</text:p>
          </table:table-cell>
          <table:table-cell table:formula="of:=CONCATENATE(TRIM([.I18]);&quot;_&quot;;TRIM([.J18]))" office:value-type="string" office:string-value="GENERAL_INSURANCE_Motor Insurance:I-Lombard Two Wheeler" calcext:value-type="string">
            <text:p>GENERAL_INSURANCE_Motor Insurance:I-Lombard Two Wheeler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VLOOKUP([.A19];[.$K$6:.$L$68];2;0)" office:value-type="string" office:string-value="PLANS_PRIME-900" calcext:value-type="string">
            <text:p>PLANS_PRIME-900</text:p>
          </table:table-cell>
          <table:table-cell table:number-columns-repeated="2" office:value-type="float" office:value="106005" calcext:value-type="float">
            <text:p>10600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URRENCY_DERIVATIVES</text:p>
          </table:table-cell>
          <table:table-cell office:value-type="string" calcext:value-type="string">
            <text:p>OPTIONS <text:s text:c="42"/></text:p>
          </table:table-cell>
          <table:table-cell office:value-type="float" office:value="14" calcext:value-type="float">
            <text:p>14</text:p>
          </table:table-cell>
          <table:table-cell table:formula="of:=CONCATENATE(TRIM([.I19]);&quot;_&quot;;TRIM([.J19]))" office:value-type="string" office:string-value="CURRENCY_DERIVATIVES_OPTIONS" calcext:value-type="string">
            <text:p>CURRENCY_DERIVATIVES_OPTIONS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20];[.$K$6:.$L$68];2;0)" office:value-type="string" office:string-value="PLANS_PRIME-4500" calcext:value-type="string">
            <text:p>PLANS_PRIME-4500</text:p>
          </table:table-cell>
          <table:table-cell table:number-columns-repeated="2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F <text:s text:c="17"/></text:p>
          </table:table-cell>
          <table:table-cell office:value-type="string" calcext:value-type="string">
            <text:p>TIP <text:s text:c="46"/></text:p>
          </table:table-cell>
          <table:table-cell office:value-type="float" office:value="15" calcext:value-type="float">
            <text:p>15</text:p>
          </table:table-cell>
          <table:table-cell table:formula="of:=CONCATENATE(TRIM([.I20]);&quot;_&quot;;TRIM([.J20]))" office:value-type="string" office:string-value="MF_TIP" calcext:value-type="string">
            <text:p>MF_TIP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21];[.$K$6:.$L$68];2;0)" office:value-type="string" office:string-value="GENERAL_INSURANCE_Travel Insurance:I-Lombard International MultiTrip" calcext:value-type="string">
            <text:p>GENERAL_INSURANCE_Travel Insurance:I-Lombard International MultiTr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PS <text:s text:c="16"/></text:p>
          </table:table-cell>
          <table:table-cell office:value-type="string" calcext:value-type="string">
            <text:p>NPS <text:s text:c="46"/></text:p>
          </table:table-cell>
          <table:table-cell office:value-type="float" office:value="16" calcext:value-type="float">
            <text:p>16</text:p>
          </table:table-cell>
          <table:table-cell table:formula="of:=CONCATENATE(TRIM([.I21]);&quot;_&quot;;TRIM([.J21]))" office:value-type="string" office:string-value="NPS_NPS" calcext:value-type="string">
            <text:p>NPS_NPS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2];[.$K$6:.$L$68];2;0)" office:value-type="string" office:string-value="PLANS_PREPAID-500000" calcext:value-type="string">
            <text:p>PLANS_PREPAID-50000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BTST <text:s text:c="45"/></text:p>
          </table:table-cell>
          <table:table-cell office:value-type="float" office:value="17" calcext:value-type="float">
            <text:p>17</text:p>
          </table:table-cell>
          <table:table-cell table:formula="of:=CONCATENATE(TRIM([.I22]);&quot;_&quot;;TRIM([.J22]))" office:value-type="string" office:string-value="EQUITY_BTST" calcext:value-type="string">
            <text:p>EQUITY_BTST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3];[.$K$6:.$L$68];2;0)" office:value-type="string" office:string-value="PLANS_PREPAID-501000" calcext:value-type="string">
            <text:p>PLANS_PREPAID-501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F <text:s text:c="17"/></text:p>
          </table:table-cell>
          <table:table-cell office:value-type="string" calcext:value-type="string">
            <text:p>LUMPSUM <text:s text:c="42"/></text:p>
          </table:table-cell>
          <table:table-cell office:value-type="float" office:value="18" calcext:value-type="float">
            <text:p>18</text:p>
          </table:table-cell>
          <table:table-cell table:formula="of:=CONCATENATE(TRIM([.I23]);&quot;_&quot;;TRIM([.J23]))" office:value-type="string" office:string-value="MF_LUMPSUM" calcext:value-type="string">
            <text:p>MF_LUMPSUM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VLOOKUP([.A24];[.$K$6:.$L$68];2;0)" office:value-type="string" office:string-value="PLANS_PREPAID-102000" calcext:value-type="string">
            <text:p>PLANS_PREPAID-102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OTHER FD <text:s text:c="41"/></text:p>
          </table:table-cell>
          <table:table-cell office:value-type="float" office:value="19" calcext:value-type="float">
            <text:p>19</text:p>
          </table:table-cell>
          <table:table-cell table:formula="of:=CONCATENATE(TRIM([.I24]);&quot;_&quot;;TRIM([.J24]))" office:value-type="string" office:string-value="FD_BONDS_OTHER FD" calcext:value-type="string">
            <text:p>FD_BONDS_OTHER FD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5];[.$K$6:.$L$68];2;0)" office:value-type="string" office:string-value="PLANS_PREPAID-25000" calcext:value-type="string">
            <text:p>PLANS_PREPAID-25000</text:p>
          </table:table-cell>
          <table:table-cell table:number-columns-repeated="2" office:value-type="float" office:value="39908" calcext:value-type="float">
            <text:p>399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 <text:s text:c="36"/></text:p>
          </table:table-cell>
          <table:table-cell office:value-type="float" office:value="20" calcext:value-type="float">
            <text:p>20</text:p>
          </table:table-cell>
          <table:table-cell table:formula="of:=CONCATENATE(TRIM([.I25]);&quot;_&quot;;TRIM([.J25]))" office:value-type="string" office:string-value="PLANS_PREPAID-50000" calcext:value-type="string">
            <text:p>PLANS_PREPAID-50000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6];[.$K$6:.$L$68];2;0)" office:value-type="string" office:string-value="PLANS_PREPAID-150000" calcext:value-type="string">
            <text:p>PLANS_PREPAID-150000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PO <text:s text:c="16"/></text:p>
          </table:table-cell>
          <table:table-cell office:value-type="string" calcext:value-type="string">
            <text:p>IPO <text:s text:c="46"/></text:p>
          </table:table-cell>
          <table:table-cell office:value-type="float" office:value="21" calcext:value-type="float">
            <text:p>21</text:p>
          </table:table-cell>
          <table:table-cell table:formula="of:=CONCATENATE(TRIM([.I26]);&quot;_&quot;;TRIM([.J26]))" office:value-type="string" office:string-value="IPO_IPO" calcext:value-type="string">
            <text:p>IPO_IPO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7];[.$K$6:.$L$68];2;0)" office:value-type="string" office:string-value="PLANS_PREPAID-101000" calcext:value-type="string">
            <text:p>PLANS_PREPAID-101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Religare Care <text:s text:c="19"/></text:p>
          </table:table-cell>
          <table:table-cell office:value-type="float" office:value="22" calcext:value-type="float">
            <text:p>22</text:p>
          </table:table-cell>
          <table:table-cell table:formula="of:=CONCATENATE(TRIM([.I27]);&quot;_&quot;;TRIM([.J27]))" office:value-type="string" office:string-value="GENERAL_INSURANCE_Health Insurance:Religare Care" calcext:value-type="string">
            <text:p>GENERAL_INSURANCE_Health Insurance:Religare Care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8];[.$K$6:.$L$68];2;0)" office:value-type="string" office:string-value="PLANS_PRIME-9500" calcext:value-type="string">
            <text:p>PLANS_PRIME-9500</text:p>
          </table:table-cell>
          <table:table-cell table:number-columns-repeated="2"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BULLET <text:s text:c="43"/></text:p>
          </table:table-cell>
          <table:table-cell office:value-type="float" office:value="23" calcext:value-type="float">
            <text:p>23</text:p>
          </table:table-cell>
          <table:table-cell table:formula="of:=CONCATENATE(TRIM([.I28]);&quot;_&quot;;TRIM([.J28]))" office:value-type="string" office:string-value="PLANS_BULLET" calcext:value-type="string">
            <text:p>PLANS_BULLET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9];[.$K$6:.$L$68];2;0)" office:value-type="string" office:string-value="PLANS_PREPAID-1000000" calcext:value-type="string">
            <text:p>PLANS_PREPAID-1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2000 <text:s text:c="35"/></text:p>
          </table:table-cell>
          <table:table-cell office:value-type="float" office:value="24" calcext:value-type="float">
            <text:p>24</text:p>
          </table:table-cell>
          <table:table-cell table:formula="of:=CONCATENATE(TRIM([.I29]);&quot;_&quot;;TRIM([.J29]))" office:value-type="string" office:string-value="PLANS_PREPAID-302000" calcext:value-type="string">
            <text:p>PLANS_PREPAID-30200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VLOOKUP([.A30];[.$K$6:.$L$68];2;0)" office:value-type="string" office:string-value="PLANS_IGAIN" calcext:value-type="string">
            <text:p>PLANS_IGAIN</text:p>
          </table:table-cell>
          <table:table-cell table:number-columns-repeated="2" office:value-type="float" office:value="18321" calcext:value-type="float">
            <text:p>183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SPOT <text:s text:c="45"/></text:p>
          </table:table-cell>
          <table:table-cell office:value-type="float" office:value="25" calcext:value-type="float">
            <text:p>25</text:p>
          </table:table-cell>
          <table:table-cell table:formula="of:=CONCATENATE(TRIM([.I30]);&quot;_&quot;;TRIM([.J30]))" office:value-type="string" office:string-value="EQUITY_SPOT" calcext:value-type="string">
            <text:p>EQUITY_SPOT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31];[.$K$6:.$L$68];2;0)" office:value-type="string" office:string-value="PLANS_PREPAID-350000" calcext:value-type="string">
            <text:p>PLANS_PREPAID-350000</text:p>
          </table:table-cell>
          <table:table-cell table:number-columns-repeated="2"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OFS <text:s text:c="46"/></text:p>
          </table:table-cell>
          <table:table-cell office:value-type="float" office:value="26" calcext:value-type="float">
            <text:p>26</text:p>
          </table:table-cell>
          <table:table-cell table:formula="of:=CONCATENATE(TRIM([.I31]);&quot;_&quot;;TRIM([.J31]))" office:value-type="string" office:string-value="EQUITY_OFS" calcext:value-type="string">
            <text:p>EQUITY_OFS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32];[.$K$6:.$L$68];2;0)" office:value-type="string" office:string-value="LIFE_INSURANCE_LIFE_INSURANCE" calcext:value-type="string">
            <text:p>LIFE_INSURANCE_LIFE_INSURANCE</text:p>
          </table:table-cell>
          <table:table-cell office:value-type="float" office:value="2115" calcext:value-type="float">
            <text:p>2115</text:p>
          </table:table-cell>
          <table:table-cell office:value-type="float" office:value="2273" calcext:value-type="float">
            <text:p>22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00000 <text:s text:c="35"/></text:p>
          </table:table-cell>
          <table:table-cell office:value-type="float" office:value="27" calcext:value-type="float">
            <text:p>27</text:p>
          </table:table-cell>
          <table:table-cell table:formula="of:=CONCATENATE(TRIM([.I32]);&quot;_&quot;;TRIM([.J32]))" office:value-type="string" office:string-value="PLANS_PREPAID-200000" calcext:value-type="string">
            <text:p>PLANS_PREPAID-20000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33];[.$K$6:.$L$68];2;0)" office:value-type="string" office:string-value="EQUITY_CASH" calcext:value-type="string">
            <text:p>EQUITY_CASH</text:p>
          </table:table-cell>
          <table:table-cell office:value-type="float" office:value="1278672" calcext:value-type="float">
            <text:p>1278672</text:p>
          </table:table-cell>
          <table:table-cell office:value-type="float" office:value="254256328" calcext:value-type="float">
            <text:p>2542563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0000 <text:s text:c="35"/></text:p>
          </table:table-cell>
          <table:table-cell office:value-type="float" office:value="28" calcext:value-type="float">
            <text:p>28</text:p>
          </table:table-cell>
          <table:table-cell table:formula="of:=CONCATENATE(TRIM([.I33]);&quot;_&quot;;TRIM([.J33]))" office:value-type="string" office:string-value="PLANS_PREPAID-300000" calcext:value-type="string">
            <text:p>PLANS_PREPAID-3000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34];[.$K$6:.$L$68];2;0)" office:value-type="string" office:string-value="EQUITY_MARGIN" calcext:value-type="string">
            <text:p>EQUITY_MARGIN</text:p>
          </table:table-cell>
          <table:table-cell office:value-type="float" office:value="178090" calcext:value-type="float">
            <text:p>178090</text:p>
          </table:table-cell>
          <table:table-cell office:value-type="float" office:value="117052097" calcext:value-type="float">
            <text:p>1170520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Stop Loss <text:s text:c="29"/></text:p>
          </table:table-cell>
          <table:table-cell office:value-type="float" office:value="29" calcext:value-type="float">
            <text:p>29</text:p>
          </table:table-cell>
          <table:table-cell table:formula="of:=CONCATENATE(TRIM([.I34]);&quot;_&quot;;TRIM([.J34]))" office:value-type="string" office:string-value="EQUITY_DERIVATIVES_FuturePLUS Stop Loss" calcext:value-type="string">
            <text:p>EQUITY_DERIVATIVES_FuturePLUS Stop Loss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35];[.$K$6:.$L$68];2;0)" office:value-type="string" office:string-value="MF_TIP" calcext:value-type="string">
            <text:p>MF_TIP</text:p>
          </table:table-cell>
          <table:table-cell office:value-type="float" office:value="3683" calcext:value-type="float">
            <text:p>3683</text:p>
          </table:table-cell>
          <table:table-cell office:value-type="float" office:value="77971" calcext:value-type="float">
            <text:p>779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<text:s text:c="39"/></text:p>
          </table:table-cell>
          <table:table-cell office:value-type="float" office:value="30" calcext:value-type="float">
            <text:p>30</text:p>
          </table:table-cell>
          <table:table-cell table:formula="of:=CONCATENATE(TRIM([.I35]);&quot;_&quot;;TRIM([.J35]))" office:value-type="string" office:string-value="EQUITY_DERIVATIVES_FuturePLUS" calcext:value-type="string">
            <text:p>EQUITY_DERIVATIVES_FuturePLUS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36];[.$K$6:.$L$68];2;0)" office:value-type="string" office:string-value="NPS_NPS" calcext:value-type="string">
            <text:p>NPS_NPS</text:p>
          </table:table-cell>
          <table:table-cell office:value-type="float" office:value="51619" calcext:value-type="float">
            <text:p>51619</text:p>
          </table:table-cell>
          <table:table-cell office:value-type="float" office:value="533534" calcext:value-type="float">
            <text:p>5335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2000 <text:s text:c="35"/></text:p>
          </table:table-cell>
          <table:table-cell office:value-type="float" office:value="31" calcext:value-type="float">
            <text:p>31</text:p>
          </table:table-cell>
          <table:table-cell table:formula="of:=CONCATENATE(TRIM([.I36]);&quot;_&quot;;TRIM([.J36]))" office:value-type="string" office:string-value="PLANS_PREPAID-502000" calcext:value-type="string">
            <text:p>PLANS_PREPAID-50200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37];[.$K$6:.$L$68];2;0)" office:value-type="string" office:string-value="EQUITY_BTST" calcext:value-type="string">
            <text:p>EQUITY_BTST</text:p>
          </table:table-cell>
          <table:table-cell office:value-type="float" office:value="154149" calcext:value-type="float">
            <text:p>154149</text:p>
          </table:table-cell>
          <table:table-cell office:value-type="float" office:value="4309211" calcext:value-type="float">
            <text:p>4309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CORPORATE BONDS <text:s text:c="34"/></text:p>
          </table:table-cell>
          <table:table-cell office:value-type="float" office:value="32" calcext:value-type="float">
            <text:p>32</text:p>
          </table:table-cell>
          <table:table-cell table:formula="of:=CONCATENATE(TRIM([.I37]);&quot;_&quot;;TRIM([.J37]))" office:value-type="string" office:string-value="FD_BONDS_CORPORATE BONDS" calcext:value-type="string">
            <text:p>FD_BONDS_CORPORATE BONDS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38];[.$K$6:.$L$68];2;0)" office:value-type="string" office:string-value="MF_LUMPSUM" calcext:value-type="string">
            <text:p>MF_LUMPSUM</text:p>
          </table:table-cell>
          <table:table-cell office:value-type="float" office:value="531591" calcext:value-type="float">
            <text:p>531591</text:p>
          </table:table-cell>
          <table:table-cell office:value-type="float" office:value="8319515" calcext:value-type="float">
            <text:p>83195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Personal Protect <text:s text:c="6"/></text:p>
          </table:table-cell>
          <table:table-cell office:value-type="float" office:value="33" calcext:value-type="float">
            <text:p>33</text:p>
          </table:table-cell>
          <table:table-cell table:formula="of:=CONCATENATE(TRIM([.I38]);&quot;_&quot;;TRIM([.J38]))" office:value-type="string" office:string-value="GENERAL_INSURANCE_Health Insurance:I-Lombard Personal Protect" calcext:value-type="string">
            <text:p>GENERAL_INSURANCE_Health Insurance:I-Lombard Personal Protect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39];[.$K$6:.$L$68];2;0)" office:value-type="string" office:string-value="FD_BONDS_OTHER FD" calcext:value-type="string">
            <text:p>FD_BONDS_OTHER FD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FIXED DEPOSITS <text:s text:c="35"/></text:p>
          </table:table-cell>
          <table:table-cell office:value-type="float" office:value="34" calcext:value-type="float">
            <text:p>34</text:p>
          </table:table-cell>
          <table:table-cell table:formula="of:=CONCATENATE(TRIM([.I39]);&quot;_&quot;;TRIM([.J39]))" office:value-type="string" office:string-value="FD_BONDS_FIXED DEPOSITS" calcext:value-type="string">
            <text:p>FD_BONDS_FIXED DEPOSITS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40];[.$K$6:.$L$68];2;0)" office:value-type="string" office:string-value="EQUITY_DERIVATIVES_FuturePLUS Stop Loss" calcext:value-type="string">
            <text:p>EQUITY_DERIVATIVES_FuturePLUS Stop Loss</text:p>
          </table:table-cell>
          <table:table-cell office:value-type="float" office:value="20224" calcext:value-type="float">
            <text:p>20224</text:p>
          </table:table-cell>
          <table:table-cell office:value-type="float" office:value="15675639" calcext:value-type="float">
            <text:p>156756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F <text:s text:c="17"/></text:p>
          </table:table-cell>
          <table:table-cell office:value-type="string" calcext:value-type="string">
            <text:p>SIP <text:s text:c="46"/></text:p>
          </table:table-cell>
          <table:table-cell office:value-type="float" office:value="35" calcext:value-type="float">
            <text:p>35</text:p>
          </table:table-cell>
          <table:table-cell table:formula="of:=CONCATENATE(TRIM([.I40]);&quot;_&quot;;TRIM([.J40]))" office:value-type="string" office:string-value="MF_SIP" calcext:value-type="string">
            <text:p>MF_SIP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41];[.$K$6:.$L$68];2;0)" office:value-type="string" office:string-value="EQUITY_DERIVATIVES_FuturePLUS" calcext:value-type="string">
            <text:p>EQUITY_DERIVATIVES_FuturePLUS</text:p>
          </table:table-cell>
          <table:table-cell office:value-type="float" office:value="15940" calcext:value-type="float">
            <text:p>15940</text:p>
          </table:table-cell>
          <table:table-cell office:value-type="float" office:value="4247593" calcext:value-type="float">
            <text:p>42475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 <text:s text:c="35"/></text:p>
          </table:table-cell>
          <table:table-cell office:value-type="float" office:value="36" calcext:value-type="float">
            <text:p>36</text:p>
          </table:table-cell>
          <table:table-cell table:formula="of:=CONCATENATE(TRIM([.I41]);&quot;_&quot;;TRIM([.J41]))" office:value-type="string" office:string-value="PLANS_PREPAID-100000" calcext:value-type="string">
            <text:p>PLANS_PREPAID-10000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42];[.$K$6:.$L$68];2;0)" office:value-type="string" office:string-value="FD_BONDS_CORPORATE BONDS" calcext:value-type="string">
            <text:p>FD_BONDS_CORPORATE BONDS</text:p>
          </table:table-cell>
          <table:table-cell office:value-type="float" office:value="1545" calcext:value-type="float">
            <text:p>1545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PO <text:s text:c="16"/></text:p>
          </table:table-cell>
          <table:table-cell office:value-type="string" calcext:value-type="string">
            <text:p>IPOBONDS <text:s text:c="41"/></text:p>
          </table:table-cell>
          <table:table-cell office:value-type="float" office:value="37" calcext:value-type="float">
            <text:p>37</text:p>
          </table:table-cell>
          <table:table-cell table:formula="of:=CONCATENATE(TRIM([.I42]);&quot;_&quot;;TRIM([.J42]))" office:value-type="string" office:string-value="IPO_IPOBONDS" calcext:value-type="string">
            <text:p>IPO_IPOBONDS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43];[.$K$6:.$L$68];2;0)" office:value-type="string" office:string-value="FD_BONDS_FIXED DEPOSITS" calcext:value-type="string">
            <text:p>FD_BONDS_FIXED DEPOSITS</text:p>
          </table:table-cell>
          <table:table-cell office:value-type="float" office:value="32063" calcext:value-type="float">
            <text:p>32063</text:p>
          </table:table-cell>
          <table:table-cell office:value-type="float" office:value="87856" calcext:value-type="float">
            <text:p>878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00 <text:s text:c="40"/></text:p>
          </table:table-cell>
          <table:table-cell office:value-type="float" office:value="38" calcext:value-type="float">
            <text:p>38</text:p>
          </table:table-cell>
          <table:table-cell table:formula="of:=CONCATENATE(TRIM([.I43]);&quot;_&quot;;TRIM([.J43]))" office:value-type="string" office:string-value="PLANS_PRIME-900" calcext:value-type="string">
            <text:p>PLANS_PRIME-90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VLOOKUP([.A44];[.$K$6:.$L$68];2;0)" office:value-type="string" office:string-value="MF_SIP" calcext:value-type="string">
            <text:p>MF_SIP</text:p>
          </table:table-cell>
          <table:table-cell office:value-type="float" office:value="380198" calcext:value-type="float">
            <text:p>380198</text:p>
          </table:table-cell>
          <table:table-cell office:value-type="float" office:value="18197035" calcext:value-type="float">
            <text:p>181970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4500 <text:s text:c="39"/></text:p>
          </table:table-cell>
          <table:table-cell office:value-type="float" office:value="39" calcext:value-type="float">
            <text:p>39</text:p>
          </table:table-cell>
          <table:table-cell table:formula="of:=CONCATENATE(TRIM([.I44]);&quot;_&quot;;TRIM([.J44]))" office:value-type="string" office:string-value="PLANS_PRIME-4500" calcext:value-type="string">
            <text:p>PLANS_PRIME-450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45];[.$K$6:.$L$68];2;0)" office:value-type="string" office:string-value="FD_BONDS_GOI" calcext:value-type="string">
            <text:p>FD_BONDS_GOI</text:p>
          </table:table-cell>
          <table:table-cell office:value-type="float" office:value="1773" calcext:value-type="float">
            <text:p>1773</text:p>
          </table:table-cell>
          <table:table-cell office:value-type="float" office:value="3111" calcext:value-type="float">
            <text:p>3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Private Car <text:s text:c="12"/></text:p>
          </table:table-cell>
          <table:table-cell office:value-type="float" office:value="40" calcext:value-type="float">
            <text:p>40</text:p>
          </table:table-cell>
          <table:table-cell table:formula="of:=CONCATENATE(TRIM([.I45]);&quot;_&quot;;TRIM([.J45]))" office:value-type="string" office:string-value="GENERAL_INSURANCE_Motor Insurance:I-Lombard Private Car" calcext:value-type="string">
            <text:p>GENERAL_INSURANCE_Motor Insurance:I-Lombard Private Car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46];[.$K$6:.$L$68];2;0)" office:value-type="string" office:string-value="EQUITY_DERIVATIVES_Option" calcext:value-type="string">
            <text:p>EQUITY_DERIVATIVES_Option</text:p>
          </table:table-cell>
          <table:table-cell office:value-type="float" office:value="102521" calcext:value-type="float">
            <text:p>102521</text:p>
          </table:table-cell>
          <table:table-cell office:value-type="float" office:value="59895301" calcext:value-type="float">
            <text:p>59895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GOI <text:s text:c="46"/></text:p>
          </table:table-cell>
          <table:table-cell office:value-type="float" office:value="41" calcext:value-type="float">
            <text:p>41</text:p>
          </table:table-cell>
          <table:table-cell table:formula="of:=CONCATENATE(TRIM([.I46]);&quot;_&quot;;TRIM([.J46]))" office:value-type="string" office:string-value="FD_BONDS_GOI" calcext:value-type="string">
            <text:p>FD_BONDS_GOI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47];[.$K$6:.$L$68];2;0)" office:value-type="string" office:string-value="GENERAL_INSURANCE_Health Insurance:I-Lombard CHI" calcext:value-type="string">
            <text:p>GENERAL_INSURANCE_Health Insurance:I-Lombard CHI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MultiTrip</text:p>
          </table:table-cell>
          <table:table-cell office:value-type="float" office:value="42" calcext:value-type="float">
            <text:p>42</text:p>
          </table:table-cell>
          <table:table-cell table:formula="of:=CONCATENATE(TRIM([.I47]);&quot;_&quot;;TRIM([.J47]))" office:value-type="string" office:string-value="GENERAL_INSURANCE_Travel Insurance:I-Lombard International MultiTrip" calcext:value-type="string">
            <text:p>GENERAL_INSURANCE_Travel Insurance:I-Lombard International MultiTrip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48];[.$K$6:.$L$68];2;0)" office:value-type="string" office:string-value="EQUITY_MarginPLUS" calcext:value-type="string">
            <text:p>EQUITY_MarginPLUS</text:p>
          </table:table-cell>
          <table:table-cell office:value-type="float" office:value="76699" calcext:value-type="float">
            <text:p>76699</text:p>
          </table:table-cell>
          <table:table-cell office:value-type="float" office:value="94428807" calcext:value-type="float">
            <text:p>944288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0 <text:s text:c="35"/></text:p>
          </table:table-cell>
          <table:table-cell office:value-type="float" office:value="43" calcext:value-type="float">
            <text:p>43</text:p>
          </table:table-cell>
          <table:table-cell table:formula="of:=CONCATENATE(TRIM([.I48]);&quot;_&quot;;TRIM([.J48]))" office:value-type="string" office:string-value="PLANS_PREPAID-500000" calcext:value-type="string">
            <text:p>PLANS_PREPAID-50000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49];[.$K$6:.$L$68];2;0)" office:value-type="string" office:string-value="EQUITY_DERIVATIVES_OptionsPLUS" calcext:value-type="string">
            <text:p>EQUITY_DERIVATIVES_OptionsPLUS</text:p>
          </table:table-cell>
          <table:table-cell office:value-type="float" office:value="30504" calcext:value-type="float">
            <text:p>30504</text:p>
          </table:table-cell>
          <table:table-cell office:value-type="float" office:value="59644869" calcext:value-type="float">
            <text:p>596448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1000 <text:s text:c="35"/></text:p>
          </table:table-cell>
          <table:table-cell office:value-type="float" office:value="44" calcext:value-type="float">
            <text:p>44</text:p>
          </table:table-cell>
          <table:table-cell table:formula="of:=CONCATENATE(TRIM([.I49]);&quot;_&quot;;TRIM([.J49]))" office:value-type="string" office:string-value="PLANS_PREPAID-501000" calcext:value-type="string">
            <text:p>PLANS_PREPAID-50100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50];[.$K$6:.$L$68];2;0)" office:value-type="string" office:string-value="EQUITY_DERIVATIVES_Future" calcext:value-type="string">
            <text:p>EQUITY_DERIVATIVES_Future</text:p>
          </table:table-cell>
          <table:table-cell office:value-type="float" office:value="43613" calcext:value-type="float">
            <text:p>43613</text:p>
          </table:table-cell>
          <table:table-cell office:value-type="float" office:value="22854955" calcext:value-type="float">
            <text:p>228549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2000 <text:s text:c="35"/></text:p>
          </table:table-cell>
          <table:table-cell office:value-type="float" office:value="45" calcext:value-type="float">
            <text:p>45</text:p>
          </table:table-cell>
          <table:table-cell table:formula="of:=CONCATENATE(TRIM([.I50]);&quot;_&quot;;TRIM([.J50]))" office:value-type="string" office:string-value="PLANS_PREPAID-102000" calcext:value-type="string">
            <text:p>PLANS_PREPAID-10200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51];[.$K$6:.$L$68];2;0)" office:value-type="string" office:string-value="MF_STP" calcext:value-type="string">
            <text:p>MF_STP</text:p>
          </table:table-cell>
          <table:table-cell office:value-type="float" office:value="10998" calcext:value-type="float">
            <text:p>10998</text:p>
          </table:table-cell>
          <table:table-cell office:value-type="float" office:value="1245055" calcext:value-type="float">
            <text:p>124505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5000 <text:s text:c="36"/></text:p>
          </table:table-cell>
          <table:table-cell office:value-type="float" office:value="46" calcext:value-type="float">
            <text:p>46</text:p>
          </table:table-cell>
          <table:table-cell table:formula="of:=CONCATENATE(TRIM([.I51]);&quot;_&quot;;TRIM([.J51]))" office:value-type="string" office:string-value="PLANS_PREPAID-25000" calcext:value-type="string">
            <text:p>PLANS_PREPAID-2500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52];[.$K$6:.$L$68];2;0)" office:value-type="string" office:string-value="MF_SWP" calcext:value-type="string">
            <text:p>MF_SWP</text:p>
          </table:table-cell>
          <table:table-cell office:value-type="float" office:value="6034" calcext:value-type="float">
            <text:p>6034</text:p>
          </table:table-cell>
          <table:table-cell office:value-type="float" office:value="78484" calcext:value-type="float">
            <text:p>784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 <text:s text:c="43"/></text:p>
          </table:table-cell>
          <table:table-cell office:value-type="float" office:value="47" calcext:value-type="float">
            <text:p>47</text:p>
          </table:table-cell>
          <table:table-cell table:formula="of:=CONCATENATE(TRIM([.I52]);&quot;_&quot;;TRIM([.J52]))" office:value-type="string" office:string-value="EQUITY_DERIVATIVES_Option" calcext:value-type="string">
            <text:p>EQUITY_DERIVATIVES_Option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53];[.$K$6:.$L$68];2;0)" office:value-type="string" office:string-value="EQUITY_eATM" calcext:value-type="string">
            <text:p>EQUITY_eATM</text:p>
          </table:table-cell>
          <table:table-cell office:value-type="float" office:value="101173" calcext:value-type="float">
            <text:p>101173</text:p>
          </table:table-cell>
          <table:table-cell office:value-type="float" office:value="1060586" calcext:value-type="float">
            <text:p>10605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50000 <text:s text:c="35"/></text:p>
          </table:table-cell>
          <table:table-cell office:value-type="float" office:value="48" calcext:value-type="float">
            <text:p>48</text:p>
          </table:table-cell>
          <table:table-cell table:formula="of:=CONCATENATE(TRIM([.I53]);&quot;_&quot;;TRIM([.J53]))" office:value-type="string" office:string-value="PLANS_PREPAID-150000" calcext:value-type="string">
            <text:p>PLANS_PREPAID-15000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54];[.$K$6:.$L$68];2;0)" office:value-type="string" office:string-value="CURRENCY_DERIVATIVES_FUTURES" calcext:value-type="string">
            <text:p>CURRENCY_DERIVATIVES_FUTURES</text:p>
          </table:table-cell>
          <table:table-cell office:value-type="float" office:value="5664" calcext:value-type="float">
            <text:p>5664</text:p>
          </table:table-cell>
          <table:table-cell office:value-type="float" office:value="1539354" calcext:value-type="float">
            <text:p>15393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CHI <text:s text:c="19"/></text:p>
          </table:table-cell>
          <table:table-cell office:value-type="float" office:value="49" calcext:value-type="float">
            <text:p>49</text:p>
          </table:table-cell>
          <table:table-cell table:formula="of:=CONCATENATE(TRIM([.I54]);&quot;_&quot;;TRIM([.J54]))" office:value-type="string" office:string-value="GENERAL_INSURANCE_Health Insurance:I-Lombard CHI" calcext:value-type="string">
            <text:p>GENERAL_INSURANCE_Health Insurance:I-Lombard CHI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55];[.$K$6:.$L$68];2;0)" office:value-type="string" office:string-value="GENERAL_INSURANCE_Motor Insurance:I-Lombard Two Wheeler" calcext:value-type="string">
            <text:p>GENERAL_INSURANCE_Motor Insurance:I-Lombard Two Wheeler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PLUS <text:s text:c="39"/></text:p>
          </table:table-cell>
          <table:table-cell office:value-type="float" office:value="50" calcext:value-type="float">
            <text:p>50</text:p>
          </table:table-cell>
          <table:table-cell table:formula="of:=CONCATENATE(TRIM([.I55]);&quot;_&quot;;TRIM([.J55]))" office:value-type="string" office:string-value="EQUITY_MarginPLUS" calcext:value-type="string">
            <text:p>EQUITY_MarginPLUS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56];[.$K$6:.$L$68];2;0)" office:value-type="string" office:string-value="CURRENCY_DERIVATIVES_OPTIONS" calcext:value-type="string">
            <text:p>CURRENCY_DERIVATIVES_OPTIONS</text:p>
          </table:table-cell>
          <table:table-cell office:value-type="float" office:value="2917" calcext:value-type="float">
            <text:p>2917</text:p>
          </table:table-cell>
          <table:table-cell office:value-type="float" office:value="450814" calcext:value-type="float">
            <text:p>4508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PO <text:s text:c="16"/></text:p>
          </table:table-cell>
          <table:table-cell office:value-type="string" calcext:value-type="string">
            <text:p>TAKEOVER <text:s text:c="41"/></text:p>
          </table:table-cell>
          <table:table-cell office:value-type="float" office:value="51" calcext:value-type="float">
            <text:p>51</text:p>
          </table:table-cell>
          <table:table-cell table:formula="of:=CONCATENATE(TRIM([.I56]);&quot;_&quot;;TRIM([.J56]))" office:value-type="string" office:string-value="IPO_TAKEOVER" calcext:value-type="string">
            <text:p>IPO_TAKEOVER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57];[.$K$6:.$L$68];2;0)" office:value-type="string" office:string-value="IPO_IPO" calcext:value-type="string">
            <text:p>IPO_IPO</text:p>
          </table:table-cell>
          <table:table-cell office:value-type="float" office:value="456028" calcext:value-type="float">
            <text:p>456028</text:p>
          </table:table-cell>
          <table:table-cell office:value-type="float" office:value="2519920" calcext:value-type="float">
            <text:p>25199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ome Insurance:I-Lombard Home <text:s text:c="20"/></text:p>
          </table:table-cell>
          <table:table-cell office:value-type="float" office:value="52" calcext:value-type="float">
            <text:p>52</text:p>
          </table:table-cell>
          <table:table-cell table:formula="of:=CONCATENATE(TRIM([.I57]);&quot;_&quot;;TRIM([.J57]))" office:value-type="string" office:string-value="GENERAL_INSURANCE_Home Insurance:I-Lombard Home" calcext:value-type="string">
            <text:p>GENERAL_INSURANCE_Home Insurance:I-Lombard Home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58];[.$K$6:.$L$68];2;0)" office:value-type="string" office:string-value="GENERAL_INSURANCE_Health Insurance:Religare Care" calcext:value-type="string">
            <text:p>GENERAL_INSURANCE_Health Insurance:Religare Car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1000 <text:s text:c="35"/></text:p>
          </table:table-cell>
          <table:table-cell office:value-type="float" office:value="53" calcext:value-type="float">
            <text:p>53</text:p>
          </table:table-cell>
          <table:table-cell table:formula="of:=CONCATENATE(TRIM([.I58]);&quot;_&quot;;TRIM([.J58]))" office:value-type="string" office:string-value="PLANS_PREPAID-101000" calcext:value-type="string">
            <text:p>PLANS_PREPAID-10100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59];[.$K$6:.$L$68];2;0)" office:value-type="string" office:string-value="EQUITY_SPOT" calcext:value-type="string">
            <text:p>EQUITY_SPOT</text:p>
          </table:table-cell>
          <table:table-cell office:value-type="float" office:value="47423" calcext:value-type="float">
            <text:p>47423</text:p>
          </table:table-cell>
          <table:table-cell office:value-type="float" office:value="1148952" calcext:value-type="float">
            <text:p>11489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500 <text:s text:c="39"/></text:p>
          </table:table-cell>
          <table:table-cell office:value-type="float" office:value="54" calcext:value-type="float">
            <text:p>54</text:p>
          </table:table-cell>
          <table:table-cell table:formula="of:=CONCATENATE(TRIM([.I59]);&quot;_&quot;;TRIM([.J59]))" office:value-type="string" office:string-value="PLANS_PRIME-9500" calcext:value-type="string">
            <text:p>PLANS_PRIME-950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VLOOKUP([.A60];[.$K$6:.$L$68];2;0)" office:value-type="string" office:string-value="EQUITY_OFS" calcext:value-type="string">
            <text:p>EQUITY_OFS</text:p>
          </table:table-cell>
          <table:table-cell office:value-type="float" office:value="53009" calcext:value-type="float">
            <text:p>53009</text:p>
          </table:table-cell>
          <table:table-cell office:value-type="float" office:value="158530" calcext:value-type="float">
            <text:p>1585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sPLUS <text:s text:c="38"/></text:p>
          </table:table-cell>
          <table:table-cell office:value-type="float" office:value="55" calcext:value-type="float">
            <text:p>55</text:p>
          </table:table-cell>
          <table:table-cell table:formula="of:=CONCATENATE(TRIM([.I60]);&quot;_&quot;;TRIM([.J60]))" office:value-type="string" office:string-value="EQUITY_DERIVATIVES_OptionsPLUS" calcext:value-type="string">
            <text:p>EQUITY_DERIVATIVES_OptionsPLUS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61];[.$K$6:.$L$68];2;0)" office:value-type="string" office:string-value="IPO_IPOBONDS" calcext:value-type="string">
            <text:p>IPO_IPOBONDS</text:p>
          </table:table-cell>
          <table:table-cell office:value-type="float" office:value="25741" calcext:value-type="float">
            <text:p>25741</text:p>
          </table:table-cell>
          <table:table-cell office:value-type="float" office:value="62789" calcext:value-type="float">
            <text:p>627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PO <text:s text:c="16"/></text:p>
          </table:table-cell>
          <table:table-cell office:value-type="string" calcext:value-type="string">
            <text:p>DELISTING <text:s text:c="40"/></text:p>
          </table:table-cell>
          <table:table-cell office:value-type="float" office:value="56" calcext:value-type="float">
            <text:p>56</text:p>
          </table:table-cell>
          <table:table-cell table:formula="of:=CONCATENATE(TRIM([.I61]);&quot;_&quot;;TRIM([.J61]))" office:value-type="string" office:string-value="IPO_DELISTING" calcext:value-type="string">
            <text:p>IPO_DELISTING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VLOOKUP([.A62];[.$K$6:.$L$68];2;0)" office:value-type="string" office:string-value="GENERAL_INSURANCE_Motor Insurance:I-Lombard Private Car" calcext:value-type="string">
            <text:p>GENERAL_INSURANCE_Motor Insurance:I-Lombard Private Car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0 <text:s text:c="34"/></text:p>
          </table:table-cell>
          <table:table-cell office:value-type="float" office:value="57" calcext:value-type="float">
            <text:p>57</text:p>
          </table:table-cell>
          <table:table-cell table:formula="of:=CONCATENATE(TRIM([.I62]);&quot;_&quot;;TRIM([.J62]))" office:value-type="string" office:string-value="PLANS_PREPAID-1000000" calcext:value-type="string">
            <text:p>PLANS_PREPAID-100000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63];[.$K$6:.$L$68];2;0)" office:value-type="string" office:string-value="IPO_TAKEOVER" calcext:value-type="string">
            <text:p>IPO_TAKEOVER</text:p>
          </table:table-cell>
          <table:table-cell office:value-type="float" office:value="2812" calcext:value-type="float">
            <text:p>2812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PO <text:s text:c="16"/></text:p>
          </table:table-cell>
          <table:table-cell office:value-type="string" calcext:value-type="string">
            <text:p>RIGHTSISSUE <text:s text:c="38"/></text:p>
          </table:table-cell>
          <table:table-cell office:value-type="float" office:value="58" calcext:value-type="float">
            <text:p>58</text:p>
          </table:table-cell>
          <table:table-cell table:formula="of:=CONCATENATE(TRIM([.I63]);&quot;_&quot;;TRIM([.J63]))" office:value-type="string" office:string-value="IPO_RIGHTSISSUE" calcext:value-type="string">
            <text:p>IPO_RIGHTSISSUE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64];[.$K$6:.$L$68];2;0)" office:value-type="string" office:string-value="GENERAL_INSURANCE_Home Insurance:I-Lombard Home" calcext:value-type="string">
            <text:p>GENERAL_INSURANCE_Home Insurance:I-Lombard Hom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IGAIN <text:s text:c="44"/></text:p>
          </table:table-cell>
          <table:table-cell office:value-type="float" office:value="59" calcext:value-type="float">
            <text:p>59</text:p>
          </table:table-cell>
          <table:table-cell table:formula="of:=CONCATENATE(TRIM([.I64]);&quot;_&quot;;TRIM([.J64]))" office:value-type="string" office:string-value="PLANS_IGAIN" calcext:value-type="string">
            <text:p>PLANS_IGAIN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65];[.$K$6:.$L$68];2;0)" office:value-type="string" office:string-value="IPO_DELISTING" calcext:value-type="string">
            <text:p>IPO_DELISTING</text:p>
          </table:table-cell>
          <table:table-cell office:value-type="float" office:value="524" calcext:value-type="float">
            <text:p>524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PO <text:s text:c="16"/></text:p>
          </table:table-cell>
          <table:table-cell office:value-type="string" calcext:value-type="string">
            <text:p>BUYBACK <text:s text:c="42"/></text:p>
          </table:table-cell>
          <table:table-cell office:value-type="float" office:value="60" calcext:value-type="float">
            <text:p>60</text:p>
          </table:table-cell>
          <table:table-cell table:formula="of:=CONCATENATE(TRIM([.I65]);&quot;_&quot;;TRIM([.J65]))" office:value-type="string" office:string-value="IPO_BUYBACK" calcext:value-type="string">
            <text:p>IPO_BUYBACK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66];[.$K$6:.$L$68];2;0)" office:value-type="string" office:string-value="IPO_RIGHTSISSUE" calcext:value-type="string">
            <text:p>IPO_RIGHTSISSUE</text:p>
          </table:table-cell>
          <table:table-cell table:number-columns-repeated="2"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50000 <text:s text:c="35"/></text:p>
          </table:table-cell>
          <table:table-cell office:value-type="float" office:value="61" calcext:value-type="float">
            <text:p>61</text:p>
          </table:table-cell>
          <table:table-cell table:formula="of:=CONCATENATE(TRIM([.I66]);&quot;_&quot;;TRIM([.J66]))" office:value-type="string" office:string-value="PLANS_PREPAID-350000" calcext:value-type="string">
            <text:p>PLANS_PREPAID-35000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67];[.$K$6:.$L$68];2;0)" office:value-type="string" office:string-value="IPO_BUYBACK" calcext:value-type="string">
            <text:p>IPO_BUYBACK</text:p>
          </table:table-cell>
          <table:table-cell office:value-type="float" office:value="106652" calcext:value-type="float">
            <text:p>106652</text:p>
          </table:table-cell>
          <table:table-cell office:value-type="float" office:value="216395" calcext:value-type="float">
            <text:p>2163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RoundTrip</text:p>
          </table:table-cell>
          <table:table-cell office:value-type="float" office:value="62" calcext:value-type="float">
            <text:p>62</text:p>
          </table:table-cell>
          <table:table-cell table:formula="of:=CONCATENATE(TRIM([.I67]);&quot;_&quot;;TRIM([.J67]))" office:value-type="string" office:string-value="GENERAL_INSURANCE_Travel Insurance:I-Lombard International RoundTrip" calcext:value-type="string">
            <text:p>GENERAL_INSURANCE_Travel Insurance:I-Lombard International RoundTrip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VLOOKUP([.A68];[.$K$6:.$L$68];2;0)" office:value-type="string" office:string-value="GENERAL_INSURANCE_Travel Insurance:I-Lombard International RoundTrip" calcext:value-type="string">
            <text:p>GENERAL_INSURANCE_Travel Insurance:I-Lombard International RoundTrip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 <text:s text:c="43"/></text:p>
          </table:table-cell>
          <table:table-cell office:value-type="float" office:value="63" calcext:value-type="float">
            <text:p>63</text:p>
          </table:table-cell>
          <table:table-cell table:formula="of:=CONCATENATE(TRIM([.I68]);&quot;_&quot;;TRIM([.J68]))" office:value-type="string" office:string-value="EQUITY_DERIVATIVES_Future" calcext:value-type="string">
            <text:p>EQUITY_DERIVATIVES_Future</text:p>
          </table:table-cell>
          <table:table-cell table:number-columns-repeated="1011"/>
        </table:table-row>
        <table:table-row table:style-name="ro1" table:number-rows-repeated="10485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xn_analysis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Transaction Distribution over months</text:p>
          </table:table-cell>
          <table:table-cell table:style-name="ce8" table:number-columns-repeated="3"/>
        </table:table-row>
        <table:table-row table:style-name="ro1"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event_l1_name <text:s text:c="54"/>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mon </text:p>
          </table:table-cell>
          <table:table-cell table:style-name="ce8" office:value-type="string" calcext:value-type="string">
            <text:p>count(MATCH_ACCOUNT)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3668349" calcext:value-type="float">
            <text:p>3668349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46976" calcext:value-type="float">
            <text:p>46976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13963" calcext:value-type="float">
            <text:p>213963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245875" calcext:value-type="float">
            <text:p>2245875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409601" calcext:value-type="float">
            <text:p>409601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83001" calcext:value-type="float">
            <text:p>68300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20182" calcext:value-type="float">
            <text:p>12018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31495" calcext:value-type="float">
            <text:p>13149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g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8224" calcext:value-type="float">
            <text:p>48224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4359855" calcext:value-type="float">
            <text:p>4359855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9842" calcext:value-type="float">
            <text:p>39842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7159" calcext:value-type="float">
            <text:p>17159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87957" calcext:value-type="float">
            <text:p>8795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7961852" calcext:value-type="float">
            <text:p>7961852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561860" calcext:value-type="float">
            <text:p>561860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78183" calcext:value-type="float">
            <text:p>17818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15485" calcext:value-type="float">
            <text:p>1548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n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58812" calcext:value-type="float">
            <text:p>158812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4734" calcext:value-type="float">
            <text:p>44734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699698" calcext:value-type="float">
            <text:p>699698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20726" calcext:value-type="float">
            <text:p>120726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62084" calcext:value-type="float">
            <text:p>62084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47825" calcext:value-type="float">
            <text:p>47825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22124" calcext:value-type="float">
            <text:p>122124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0629332" calcext:value-type="float">
            <text:p>1062933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428060" calcext:value-type="float">
            <text:p>3428060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680072" calcext:value-type="float">
            <text:p>3680072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48698" calcext:value-type="float">
            <text:p>4869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n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4570" calcext:value-type="float">
            <text:p>1457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568826" calcext:value-type="float">
            <text:p>2568826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46623" calcext:value-type="float">
            <text:p>146623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084757" calcext:value-type="float">
            <text:p>2084757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70346" calcext:value-type="float">
            <text:p>70346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155877" calcext:value-type="float">
            <text:p>2155877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6086" calcext:value-type="float">
            <text:p>16086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7473216" calcext:value-type="float">
            <text:p>7473216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b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91090" calcext:value-type="float">
            <text:p>191090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731159" calcext:value-type="float">
            <text:p>3731159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9274533" calcext:value-type="float">
            <text:p>927453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44048" calcext:value-type="float">
            <text:p>144048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5538" calcext:value-type="float">
            <text:p>15538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537902" calcext:value-type="float">
            <text:p>537902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9356" calcext:value-type="float">
            <text:p>39356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949954" calcext:value-type="float">
            <text:p>2949954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7217" calcext:value-type="float">
            <text:p>17217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658545" calcext:value-type="float">
            <text:p>65854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668155" calcext:value-type="float">
            <text:p>668155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20800" calcext:value-type="float">
            <text:p>120800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884135" calcext:value-type="float">
            <text:p>1884135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593282" calcext:value-type="float">
            <text:p>593282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9741" calcext:value-type="float">
            <text:p>19741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680243" calcext:value-type="float">
            <text:p>680243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7807" calcext:value-type="float">
            <text:p>17807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57795" calcext:value-type="float">
            <text:p>15779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52666" calcext:value-type="float">
            <text:p>252666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3281" calcext:value-type="float">
            <text:p>43281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475755" calcext:value-type="float">
            <text:p>475755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534228" calcext:value-type="float">
            <text:p>1534228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6277" calcext:value-type="float">
            <text:p>16277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c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4187679" calcext:value-type="float">
            <text:p>14187679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480579" calcext:value-type="float">
            <text:p>3480579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2541676" calcext:value-type="float">
            <text:p>12541676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265230" calcext:value-type="float">
            <text:p>265230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3680660" calcext:value-type="float">
            <text:p>3680660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932095" calcext:value-type="float">
            <text:p>93209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8400" calcext:value-type="float">
            <text:p>48400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50441" calcext:value-type="float">
            <text:p>50441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70312" calcext:value-type="float">
            <text:p>170312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42261" calcext:value-type="float">
            <text:p>142261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72746" calcext:value-type="float">
            <text:p>72746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60364" calcext:value-type="float">
            <text:p>260364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41615" calcext:value-type="float">
            <text:p>41615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3561813" calcext:value-type="float">
            <text:p>3561813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n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0377" calcext:value-type="float">
            <text:p>20377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94915" calcext:value-type="float">
            <text:p>94915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400238" calcext:value-type="float">
            <text:p>240023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c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40100" calcext:value-type="float">
            <text:p>40100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75487" calcext:value-type="float">
            <text:p>75487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945284" calcext:value-type="float">
            <text:p>194528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06169" calcext:value-type="float">
            <text:p>206169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ENERAL_INSURANCE_Health Insurance:I-Lombard IHEALTH PLUS <text:s text:c="1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131632" calcext:value-type="float">
            <text:p>1131632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498675" calcext:value-type="float">
            <text:p>1498675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2996" calcext:value-type="float">
            <text:p>22996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374337" calcext:value-type="float">
            <text:p>374337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60716" calcext:value-type="float">
            <text:p>16071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1481" calcext:value-type="float">
            <text:p>2148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3833105" calcext:value-type="float">
            <text:p>3833105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49515" calcext:value-type="float">
            <text:p>149515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56985" calcext:value-type="float">
            <text:p>156985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581906" calcext:value-type="float">
            <text:p>581906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07211" calcext:value-type="float">
            <text:p>207211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4239" calcext:value-type="float">
            <text:p>24239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l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433315" calcext:value-type="float">
            <text:p>4433315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0421606" calcext:value-type="float">
            <text:p>10421606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1527" calcext:value-type="float">
            <text:p>11527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779379" calcext:value-type="float">
            <text:p>779379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901158" calcext:value-type="float">
            <text:p>90115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9114" calcext:value-type="float">
            <text:p>29114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815338" calcext:value-type="float">
            <text:p>681533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992251" calcext:value-type="float">
            <text:p>992251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564563" calcext:value-type="float">
            <text:p>564563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0186" calcext:value-type="float">
            <text:p>10186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PLANS_PRIME-4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8807" calcext:value-type="float">
            <text:p>18807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LANS_PREPAID-1000000 <text:s text:c="4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531875" calcext:value-type="float">
            <text:p>3531875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3775721" calcext:value-type="float">
            <text:p>3775721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9311005" calcext:value-type="float">
            <text:p>9311005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LANS_BULLET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745699" calcext:value-type="float">
            <text:p>745699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7614" calcext:value-type="float">
            <text:p>17614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682652" calcext:value-type="float">
            <text:p>68265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59524" calcext:value-type="float">
            <text:p>259524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53070" calcext:value-type="float">
            <text:p>53070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47805" calcext:value-type="float">
            <text:p>4780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53434" calcext:value-type="float">
            <text:p>53434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694741" calcext:value-type="float">
            <text:p>69474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74397" calcext:value-type="float">
            <text:p>174397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65291" calcext:value-type="float">
            <text:p>165291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PLANS_PRIME-4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4028015" calcext:value-type="float">
            <text:p>4028015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9534" calcext:value-type="float">
            <text:p>1953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38872" calcext:value-type="float">
            <text:p>138872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594681" calcext:value-type="float">
            <text:p>2594681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61032" calcext:value-type="float">
            <text:p>161032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68821" calcext:value-type="float">
            <text:p>168821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53713" calcext:value-type="float">
            <text:p>153713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5629" calcext:value-type="float">
            <text:p>45629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4782025" calcext:value-type="float">
            <text:p>478202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p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41168" calcext:value-type="float">
            <text:p>41168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53127" calcext:value-type="float">
            <text:p>53127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8918510" calcext:value-type="float">
            <text:p>8918510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223762" calcext:value-type="float">
            <text:p>2223762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500356" calcext:value-type="float">
            <text:p>500356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c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LANS_PREPAID-502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27267" calcext:value-type="float">
            <text:p>27267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789593" calcext:value-type="float">
            <text:p>789593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7418" calcext:value-type="float">
            <text:p>17418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GENERAL_INSURANCE_Health Insurance:I-Lombard Personal Protect <text:s text:c="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3536" calcext:value-type="float">
            <text:p>13536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3160873" calcext:value-type="float">
            <text:p>3160873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28072" calcext:value-type="float">
            <text:p>428072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563184" calcext:value-type="float">
            <text:p>56318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26022" calcext:value-type="float">
            <text:p>12602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37025" calcext:value-type="float">
            <text:p>13702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43190" calcext:value-type="float">
            <text:p>43190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7009164" calcext:value-type="float">
            <text:p>700916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759722" calcext:value-type="float">
            <text:p>2759722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103930" calcext:value-type="float">
            <text:p>2103930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1334" calcext:value-type="float">
            <text:p>21334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8135" calcext:value-type="float">
            <text:p>3813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704388" calcext:value-type="float">
            <text:p>704388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56072" calcext:value-type="float">
            <text:p>56072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87892" calcext:value-type="float">
            <text:p>287892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7651094" calcext:value-type="float">
            <text:p>7651094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78889" calcext:value-type="float">
            <text:p>678889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64667" calcext:value-type="float">
            <text:p>264667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40957" calcext:value-type="float">
            <text:p>140957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50819" calcext:value-type="float">
            <text:p>50819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835147" calcext:value-type="float">
            <text:p>183514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r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515543" calcext:value-type="float">
            <text:p>2515543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134002" calcext:value-type="float">
            <text:p>3134002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47434" calcext:value-type="float">
            <text:p>14743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26834" calcext:value-type="float">
            <text:p>126834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34316" calcext:value-type="float">
            <text:p>434316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03281" calcext:value-type="float">
            <text:p>203281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687003" calcext:value-type="float">
            <text:p>3687003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20748" calcext:value-type="float">
            <text:p>320748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2841" calcext:value-type="float">
            <text:p>12841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33864" calcext:value-type="float">
            <text:p>3386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FD_BONDS_OTHER FD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r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S_PREPAID-302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882869" calcext:value-type="float">
            <text:p>882869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60181" calcext:value-type="float">
            <text:p>16018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27482" calcext:value-type="float">
            <text:p>27482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PLANS_IGAIN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8321" calcext:value-type="float">
            <text:p>18321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55277" calcext:value-type="float">
            <text:p>55277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3914413" calcext:value-type="float">
            <text:p>3914413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5259" calcext:value-type="float">
            <text:p>45259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0456214" calcext:value-type="float">
            <text:p>10456214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73877" calcext:value-type="float">
            <text:p>273877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48722" calcext:value-type="float">
            <text:p>48722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204768" calcext:value-type="float">
            <text:p>220476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0556" calcext:value-type="float">
            <text:p>20556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499438" calcext:value-type="float">
            <text:p>499438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696843" calcext:value-type="float">
            <text:p>69684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9358862" calcext:value-type="float">
            <text:p>9358862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45348" calcext:value-type="float">
            <text:p>4534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D_BONDS_OTHER FD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327921" calcext:value-type="float">
            <text:p>332792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004659" calcext:value-type="float">
            <text:p>2004659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40627" calcext:value-type="float">
            <text:p>40627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l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62507" calcext:value-type="float">
            <text:p>62507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621486" calcext:value-type="float">
            <text:p>621486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49527" calcext:value-type="float">
            <text:p>14952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835939" calcext:value-type="float">
            <text:p>3835939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828634" calcext:value-type="float">
            <text:p>828634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459867" calcext:value-type="float">
            <text:p>445986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10088" calcext:value-type="float">
            <text:p>11008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551270" calcext:value-type="float">
            <text:p>2551270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4645799" calcext:value-type="float">
            <text:p>464579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5015" calcext:value-type="float">
            <text:p>35015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710463" calcext:value-type="float">
            <text:p>171046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44487" calcext:value-type="float">
            <text:p>44487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404011" calcext:value-type="float">
            <text:p>404011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82132" calcext:value-type="float">
            <text:p>282132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090735" calcext:value-type="float">
            <text:p>2090735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769888" calcext:value-type="float">
            <text:p>76988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D_BONDS_OTHER FD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9587497" calcext:value-type="float">
            <text:p>9587497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2593" calcext:value-type="float">
            <text:p>22593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6897" calcext:value-type="float">
            <text:p>1689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n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703710" calcext:value-type="float">
            <text:p>703710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4289" calcext:value-type="float">
            <text:p>44289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7918" calcext:value-type="float">
            <text:p>27918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3699" calcext:value-type="float">
            <text:p>13699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n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686255" calcext:value-type="float">
            <text:p>686255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32804" calcext:value-type="float">
            <text:p>32804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377661" calcext:value-type="float">
            <text:p>2377661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622395" calcext:value-type="float">
            <text:p>622395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79278" calcext:value-type="float">
            <text:p>7927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1975" calcext:value-type="float">
            <text:p>21975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4168214" calcext:value-type="float">
            <text:p>416821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929136" calcext:value-type="float">
            <text:p>1929136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0442" calcext:value-type="float">
            <text:p>20442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44464" calcext:value-type="float">
            <text:p>4446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10434" calcext:value-type="float">
            <text:p>110434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042724" calcext:value-type="float">
            <text:p>204272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124083" calcext:value-type="float">
            <text:p>2124083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1177" calcext:value-type="float">
            <text:p>21177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c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54527" calcext:value-type="float">
            <text:p>54527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91862" calcext:value-type="float">
            <text:p>291862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36095" calcext:value-type="float">
            <text:p>3609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682655" calcext:value-type="float">
            <text:p>682655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528047" calcext:value-type="float">
            <text:p>52804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568679" calcext:value-type="float">
            <text:p>1568679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092501" calcext:value-type="float">
            <text:p>4092501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787515" calcext:value-type="float">
            <text:p>78751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5608" calcext:value-type="float">
            <text:p>25608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62996" calcext:value-type="float">
            <text:p>62996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238264" calcext:value-type="float">
            <text:p>223826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978275" calcext:value-type="float">
            <text:p>3978275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796963" calcext:value-type="float">
            <text:p>796963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899390" calcext:value-type="float">
            <text:p>389939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r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2181462" calcext:value-type="float">
            <text:p>218146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284927" calcext:value-type="float">
            <text:p>284927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028067" calcext:value-type="float">
            <text:p>1028067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67172" calcext:value-type="float">
            <text:p>67172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369313" calcext:value-type="float">
            <text:p>3369313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S_PREPAID-501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501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3428656" calcext:value-type="float">
            <text:p>3428656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c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AL_INSURANCE_Health Insurance:I-Lombard IHEALTH PLUS <text:s text:c="1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LANS_PREPAID-102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73503" calcext:value-type="float">
            <text:p>173503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n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810044" calcext:value-type="float">
            <text:p>81004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8921" calcext:value-type="float">
            <text:p>18921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34711" calcext:value-type="float">
            <text:p>34711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8857" calcext:value-type="float">
            <text:p>18857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45126" calcext:value-type="float">
            <text:p>4512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y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S_PRIME-4500 <text:s text:c="5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8743" calcext:value-type="float">
            <text:p>18743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4428503" calcext:value-type="float">
            <text:p>4428503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493990" calcext:value-type="float">
            <text:p>493990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690249" calcext:value-type="float">
            <text:p>690249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2368886" calcext:value-type="float">
            <text:p>2368886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98858" calcext:value-type="float">
            <text:p>98858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685697" calcext:value-type="float">
            <text:p>368569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71558" calcext:value-type="float">
            <text:p>171558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758730" calcext:value-type="float">
            <text:p>75873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956893" calcext:value-type="float">
            <text:p>2956893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92217" calcext:value-type="float">
            <text:p>292217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456645" calcext:value-type="float">
            <text:p>456645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875774" calcext:value-type="float">
            <text:p>875774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5307" calcext:value-type="float">
            <text:p>15307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9518" calcext:value-type="float">
            <text:p>39518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15011" calcext:value-type="float">
            <text:p>115011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598341" calcext:value-type="float">
            <text:p>598341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805931" calcext:value-type="float">
            <text:p>1805931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52181" calcext:value-type="float">
            <text:p>52181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b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S_PREPAID-102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2729" calcext:value-type="float">
            <text:p>12729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Jan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47097" calcext:value-type="float">
            <text:p>147097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15125" calcext:value-type="float">
            <text:p>11512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_BONDS_OTHER FD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499949" calcext:value-type="float">
            <text:p>499949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19896" calcext:value-type="float">
            <text:p>119896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0184" calcext:value-type="float">
            <text:p>2018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2118" calcext:value-type="float">
            <text:p>12118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y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38728" calcext:value-type="float">
            <text:p>3872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4090" calcext:value-type="float">
            <text:p>1409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r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5403719" calcext:value-type="float">
            <text:p>540371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502940" calcext:value-type="float">
            <text:p>502940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793631" calcext:value-type="float">
            <text:p>79363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8382586" calcext:value-type="float">
            <text:p>8382586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878054" calcext:value-type="float">
            <text:p>387805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552981" calcext:value-type="float">
            <text:p>552981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070817" calcext:value-type="float">
            <text:p>107081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287182" calcext:value-type="float">
            <text:p>2287182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p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67648" calcext:value-type="float">
            <text:p>467648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544382" calcext:value-type="float">
            <text:p>54438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27728" calcext:value-type="float">
            <text:p>227728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6149" calcext:value-type="float">
            <text:p>16149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864501" calcext:value-type="float">
            <text:p>864501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671866" calcext:value-type="float">
            <text:p>671866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502043" calcext:value-type="float">
            <text:p>502043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55396" calcext:value-type="float">
            <text:p>255396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82305" calcext:value-type="float">
            <text:p>18230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452668" calcext:value-type="float">
            <text:p>452668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617351" calcext:value-type="float">
            <text:p>2617351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755323" calcext:value-type="float">
            <text:p>755323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74878" calcext:value-type="float">
            <text:p>17487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6303" calcext:value-type="float">
            <text:p>16303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83755" calcext:value-type="float">
            <text:p>183755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PLANS_PREPAID-101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277974" calcext:value-type="float">
            <text:p>2277974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2080196" calcext:value-type="float">
            <text:p>2080196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r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3747083" calcext:value-type="float">
            <text:p>3747083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318136" calcext:value-type="float">
            <text:p>318136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217053" calcext:value-type="float">
            <text:p>221705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384711" calcext:value-type="float">
            <text:p>4384711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2632129" calcext:value-type="float">
            <text:p>2632129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051198" calcext:value-type="float">
            <text:p>2051198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459863" calcext:value-type="float">
            <text:p>459863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063327" calcext:value-type="float">
            <text:p>3063327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17882" calcext:value-type="float">
            <text:p>31788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697925" calcext:value-type="float">
            <text:p>69792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38639" calcext:value-type="float">
            <text:p>138639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S_PREPAID-102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5145" calcext:value-type="float">
            <text:p>2514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ct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598606" calcext:value-type="float">
            <text:p>1598606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75632" calcext:value-type="float">
            <text:p>175632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4876203" calcext:value-type="float">
            <text:p>4876203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9415943" calcext:value-type="float">
            <text:p>9415943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273580" calcext:value-type="float">
            <text:p>273580</text:p>
          </table:table-cell>
        </table:table-row>
        <table:table-row table:style-name="ro1">
          <table:table-cell office:value-type="string" calcext:value-type="string">
            <text:p>IPO_RIGHTSISSUE <text:s text:c="5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5790" calcext:value-type="float">
            <text:p>15790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47592" calcext:value-type="float">
            <text:p>4759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734444" calcext:value-type="float">
            <text:p>2734444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4075847" calcext:value-type="float">
            <text:p>4075847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83031" calcext:value-type="float">
            <text:p>483031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24962" calcext:value-type="float">
            <text:p>62496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r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7519" calcext:value-type="float">
            <text:p>47519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582372" calcext:value-type="float">
            <text:p>58237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ec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4982" calcext:value-type="float">
            <text:p>14982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39759" calcext:value-type="float">
            <text:p>39759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NERAL_INSURANCE_Travel Insurance:I-Lombard International Multi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40851" calcext:value-type="float">
            <text:p>40851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3407" calcext:value-type="float">
            <text:p>23407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015197" calcext:value-type="float">
            <text:p>1015197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935173" calcext:value-type="float">
            <text:p>935173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n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7973592" calcext:value-type="float">
            <text:p>7973592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008242" calcext:value-type="float">
            <text:p>2008242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PLANS_PREPAID-501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818646" calcext:value-type="float">
            <text:p>818646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0673" calcext:value-type="float">
            <text:p>30673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555714" calcext:value-type="float">
            <text:p>55571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10164" calcext:value-type="float">
            <text:p>110164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56895" calcext:value-type="float">
            <text:p>5689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78342" calcext:value-type="float">
            <text:p>278342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63863" calcext:value-type="float">
            <text:p>163863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72578" calcext:value-type="float">
            <text:p>72578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430524" calcext:value-type="float">
            <text:p>430524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53596" calcext:value-type="float">
            <text:p>53596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58335" calcext:value-type="float">
            <text:p>158335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73703" calcext:value-type="float">
            <text:p>7370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g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11637" calcext:value-type="float">
            <text:p>111637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4161" calcext:value-type="float">
            <text:p>4416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3477" calcext:value-type="float">
            <text:p>13477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ENERAL_INSURANCE_Home Insurance:I-Lombard Home <text:s text:c="2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866695" calcext:value-type="float">
            <text:p>186669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25361" calcext:value-type="float">
            <text:p>225361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539227" calcext:value-type="float">
            <text:p>53922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77248" calcext:value-type="float">
            <text:p>77248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03884" calcext:value-type="float">
            <text:p>303884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LANS_OPTION195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1518" calcext:value-type="float">
            <text:p>31518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40575" calcext:value-type="float">
            <text:p>40575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31607" calcext:value-type="float">
            <text:p>131607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n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5105" calcext:value-type="float">
            <text:p>35105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8903" calcext:value-type="float">
            <text:p>38903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742800" calcext:value-type="float">
            <text:p>742800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Jan 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47058" calcext:value-type="float">
            <text:p>47058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6945" calcext:value-type="float">
            <text:p>16945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42284" calcext:value-type="float">
            <text:p>42284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3082097" calcext:value-type="float">
            <text:p>3082097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1173" calcext:value-type="float">
            <text:p>31173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58546" calcext:value-type="float">
            <text:p>158546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5603" calcext:value-type="float">
            <text:p>3560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17834" calcext:value-type="float">
            <text:p>317834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n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b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0298" calcext:value-type="float">
            <text:p>20298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l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NERAL_INSURANCE_Health Insurance:I-Lombard IHEALTH PLUS <text:s text:c="1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3767493" calcext:value-type="float">
            <text:p>3767493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1138067" calcext:value-type="float">
            <text:p>1138067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0011" calcext:value-type="float">
            <text:p>4001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1928" calcext:value-type="float">
            <text:p>41928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516529" calcext:value-type="float">
            <text:p>3516529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696371" calcext:value-type="float">
            <text:p>696371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11598" calcext:value-type="float">
            <text:p>311598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923457" calcext:value-type="float">
            <text:p>1923457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656958" calcext:value-type="float">
            <text:p>656958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 </text:p>
          </table:table-cell>
          <table:table-cell office:value-type="float" office:value="70680" calcext:value-type="float">
            <text:p>70680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58195" calcext:value-type="float">
            <text:p>58195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S_PREPAID-13325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4236013" calcext:value-type="float">
            <text:p>4236013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p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y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781337" calcext:value-type="float">
            <text:p>781337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8842585" calcext:value-type="float">
            <text:p>8842585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40866" calcext:value-type="float">
            <text:p>140866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633458" calcext:value-type="float">
            <text:p>2633458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7212" calcext:value-type="float">
            <text:p>27212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3185810" calcext:value-type="float">
            <text:p>3185810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531674" calcext:value-type="float">
            <text:p>2531674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l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S_PREPAID-102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98394" calcext:value-type="float">
            <text:p>298394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02694" calcext:value-type="float">
            <text:p>102694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13421" calcext:value-type="float">
            <text:p>113421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27442" calcext:value-type="float">
            <text:p>27442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422445" calcext:value-type="float">
            <text:p>3422445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45536" calcext:value-type="float">
            <text:p>45536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2181" calcext:value-type="float">
            <text:p>32181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872671" calcext:value-type="float">
            <text:p>872671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3907384" calcext:value-type="float">
            <text:p>3907384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2078059" calcext:value-type="float">
            <text:p>2078059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551738" calcext:value-type="float">
            <text:p>551738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817396" calcext:value-type="float">
            <text:p>817396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29174" calcext:value-type="float">
            <text:p>129174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57541" calcext:value-type="float">
            <text:p>157541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an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48030" calcext:value-type="float">
            <text:p>148030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7763" calcext:value-type="float">
            <text:p>17763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40427" calcext:value-type="float">
            <text:p>40427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1276286" calcext:value-type="float">
            <text:p>1276286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084582" calcext:value-type="float">
            <text:p>2084582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027949" calcext:value-type="float">
            <text:p>2027949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1589" calcext:value-type="float">
            <text:p>21589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b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4094871" calcext:value-type="float">
            <text:p>4094871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49658" calcext:value-type="float">
            <text:p>4965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PLANS_PRIME-4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51408" calcext:value-type="float">
            <text:p>51408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IPO_IPOBONDS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7906292" calcext:value-type="float">
            <text:p>790629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y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230555" calcext:value-type="float">
            <text:p>230555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l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QUITY_DERIVATIVES_FuturePLUS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159699" calcext:value-type="float">
            <text:p>159699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987433" calcext:value-type="float">
            <text:p>3987433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21347" calcext:value-type="float">
            <text:p>121347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4944180" calcext:value-type="float">
            <text:p>4944180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90643" calcext:value-type="float">
            <text:p>190643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l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3689777" calcext:value-type="float">
            <text:p>3689777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651777" calcext:value-type="float">
            <text:p>65177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36283" calcext:value-type="float">
            <text:p>36283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7597074" calcext:value-type="float">
            <text:p>7597074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034822" calcext:value-type="float">
            <text:p>3034822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l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68254" calcext:value-type="float">
            <text:p>268254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713200" calcext:value-type="float">
            <text:p>713200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519577" calcext:value-type="float">
            <text:p>519577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151174" calcext:value-type="float">
            <text:p>151174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3471978" calcext:value-type="float">
            <text:p>3471978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451837" calcext:value-type="float">
            <text:p>451837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1610807" calcext:value-type="float">
            <text:p>1610807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66600" calcext:value-type="float">
            <text:p>66600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un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 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an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48578" calcext:value-type="float">
            <text:p>48578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pr </text:p>
          </table:table-cell>
          <table:table-cell office:value-type="float" office:value="1985086" calcext:value-type="float">
            <text:p>1985086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9292" calcext:value-type="float">
            <text:p>29292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an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c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QUITY_MARGIN <text:s text:c="5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3608621" calcext:value-type="float">
            <text:p>3608621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15359" calcext:value-type="float">
            <text:p>15359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ct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58893" calcext:value-type="float">
            <text:p>58893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8873" calcext:value-type="float">
            <text:p>48873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569129" calcext:value-type="float">
            <text:p>569129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888632" calcext:value-type="float">
            <text:p>888632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40647" calcext:value-type="float">
            <text:p>40647</text:p>
          </table:table-cell>
        </table:table-row>
        <table:table-row table:style-name="ro1">
          <table:table-cell office:value-type="string" calcext:value-type="string">
            <text:p>PLANS_PRIME-900 <text:s text:c="5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8509" calcext:value-type="float">
            <text:p>18509</text:p>
          </table:table-cell>
        </table:table-row>
        <table:table-row table:style-name="ro1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50106" calcext:value-type="float">
            <text:p>50106</text:p>
          </table:table-cell>
        </table:table-row>
        <table:table-row table:style-name="ro1">
          <table:table-cell office:value-type="string" calcext:value-type="string">
            <text:p>PLANS_PRIME-9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7654372" calcext:value-type="float">
            <text:p>7654372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S_PREPAID-3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eb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RRENCY_DERIVATIVES_OPTIONS <text:s text:c="3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24013" calcext:value-type="float">
            <text:p>2401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31080" calcext:value-type="float">
            <text:p>231080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65103" calcext:value-type="float">
            <text:p>65103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3055478" calcext:value-type="float">
            <text:p>3055478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43827" calcext:value-type="float">
            <text:p>43827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678528" calcext:value-type="float">
            <text:p>678528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467234" calcext:value-type="float">
            <text:p>467234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695947" calcext:value-type="float">
            <text:p>695947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eb 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p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p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ENERAL_INSURANCE_Health Insurance:I-Lombard CHI <text:s text:c="19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r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10084668" calcext:value-type="float">
            <text:p>10084668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3443729" calcext:value-type="float">
            <text:p>3443729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1342" calcext:value-type="float">
            <text:p>1134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ug 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8870574" calcext:value-type="float">
            <text:p>8870574</text:p>
          </table:table-cell>
        </table:table-row>
        <table:table-row table:style-name="ro1">
          <table:table-cell office:value-type="string" calcext:value-type="string">
            <text:p>PLANS_PREPAID-1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2492725" calcext:value-type="float">
            <text:p>2492725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27544" calcext:value-type="float">
            <text:p>327544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078023" calcext:value-type="float">
            <text:p>2078023</text:p>
          </table:table-cell>
        </table:table-row>
        <table:table-row table:style-name="ro1">
          <table:table-cell office:value-type="string" calcext:value-type="string">
            <text:p>PLANS_PREPAID-10000 <text:s text:c="4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225171" calcext:value-type="float">
            <text:p>225171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569624" calcext:value-type="float">
            <text:p>569624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666313" calcext:value-type="float">
            <text:p>666313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66604" calcext:value-type="float">
            <text:p>66604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p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36384" calcext:value-type="float">
            <text:p>36384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434232" calcext:value-type="float">
            <text:p>434232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99567" calcext:value-type="float">
            <text:p>99567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7546390" calcext:value-type="float">
            <text:p>7546390</text:p>
          </table:table-cell>
        </table:table-row>
        <table:table-row table:style-name="ro1">
          <table:table-cell office:value-type="string" calcext:value-type="string">
            <text:p>EQUITY_eATM <text:s text:c="56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123352" calcext:value-type="float">
            <text:p>123352</text:p>
          </table:table-cell>
        </table:table-row>
        <table:table-row table:style-name="ro1">
          <table:table-cell office:value-type="string" calcext:value-type="string">
            <text:p>EQUITY_OFS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PLANS_PRIME-4500 <text:s text:c="5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n 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NPS_NPS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g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6924132" calcext:value-type="float">
            <text:p>6924132</text:p>
          </table:table-cell>
        </table:table-row>
        <table:table-row table:style-name="ro1">
          <table:table-cell office:value-type="string" calcext:value-type="string">
            <text:p>MF_TI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pr 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MF_SIP <text:s text:c="61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b </text:p>
          </table:table-cell>
          <table:table-cell office:value-type="float" office:value="682830" calcext:value-type="float">
            <text:p>682830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y </text:p>
          </table:table-cell>
          <table:table-cell office:value-type="float" office:value="2064158" calcext:value-type="float">
            <text:p>2064158</text:p>
          </table:table-cell>
        </table:table-row>
        <table:table-row table:style-name="ro1">
          <table:table-cell office:value-type="string" calcext:value-type="string">
            <text:p>EQUITY_DERIVATIVES_OptionsPLUS <text:s text:c="3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169191" calcext:value-type="float">
            <text:p>1169191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1891908" calcext:value-type="float">
            <text:p>1891908</text:p>
          </table:table-cell>
        </table:table-row>
        <table:table-row table:style-name="ro1">
          <table:table-cell office:value-type="string" calcext:value-type="string">
            <text:p>GENERAL_INSURANCE_Travel Insurance:I-Lombard International RoundTri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c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ug </text:p>
          </table:table-cell>
          <table:table-cell office:value-type="float" office:value="2167787" calcext:value-type="float">
            <text:p>2167787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y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QUITY_BTST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57112" calcext:value-type="float">
            <text:p>157112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8061601" calcext:value-type="float">
            <text:p>8061601</text:p>
          </table:table-cell>
        </table:table-row>
        <table:table-row table:style-name="ro1">
          <table:table-cell office:value-type="string" calcext:value-type="string">
            <text:p>EQUITY_DERIVATIVES_Future <text:s text:c="42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719663" calcext:value-type="float">
            <text:p>719663</text:p>
          </table:table-cell>
        </table:table-row>
        <table:table-row table:style-name="ro1">
          <table:table-cell office:value-type="string" calcext:value-type="string">
            <text:p>EQUITY_DERIVATIVES_FuturePLUS Stop Loss <text:s text:c="2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612258" calcext:value-type="float">
            <text:p>612258</text:p>
          </table:table-cell>
        </table:table-row>
        <table:table-row table:style-name="ro1">
          <table:table-cell office:value-type="string" calcext:value-type="string">
            <text:p>CURRENCY_DERIVATIVES_FUTURES <text:s text:c="39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46330" calcext:value-type="float">
            <text:p>46330</text:p>
          </table:table-cell>
        </table:table-row>
        <table:table-row table:style-name="ro1">
          <table:table-cell office:value-type="string" calcext:value-type="string">
            <text:p>EQUITY_DERIVATIVES_Option <text:s text:c="4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265359" calcext:value-type="float">
            <text:p>1265359</text:p>
          </table:table-cell>
        </table:table-row>
        <table:table-row table:style-name="ro1">
          <table:table-cell office:value-type="string" calcext:value-type="string">
            <text:p>IPO_DELISTING <text:s text:c="54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LANS_PREPAID-7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eb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n </text:p>
          </table:table-cell>
          <table:table-cell office:value-type="float" office:value="55058" calcext:value-type="float">
            <text:p>55058</text:p>
          </table:table-cell>
        </table:table-row>
        <table:table-row table:style-name="ro1">
          <table:table-cell office:value-type="string" calcext:value-type="string">
            <text:p>EQUITY_SPOT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0322" calcext:value-type="float">
            <text:p>30322</text:p>
          </table:table-cell>
        </table:table-row>
        <table:table-row table:style-name="ro1">
          <table:table-cell office:value-type="string" calcext:value-type="string">
            <text:p>MF_SW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ug 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MF_LUMPSUM <text:s text:c="5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eb </text:p>
          </table:table-cell>
          <table:table-cell office:value-type="float" office:value="320056" calcext:value-type="float">
            <text:p>320056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string" calcext:value-type="string">
            <text:p>FD_BONDS_GOI <text:s text:c="55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ul </text:p>
          </table:table-cell>
          <table:table-cell office:value-type="float" office:value="17493" calcext:value-type="float">
            <text:p>17493</text:p>
          </table:table-cell>
        </table:table-row>
        <table:table-row table:style-name="ro1">
          <table:table-cell office:value-type="string" calcext:value-type="string">
            <text:p>PLANS_PREPAID-3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Jun 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LANS_PREPAID-15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ct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ENERAL_INSURANCE_Motor Insurance:I-Lombard Private Car <text:s text:c="12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n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QUITY_MarginPLUS <text:s text:c="50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 </text:p>
          </table:table-cell>
          <table:table-cell office:value-type="float" office:value="3158622" calcext:value-type="float">
            <text:p>3158622</text:p>
          </table:table-cell>
        </table:table-row>
        <table:table-row table:style-name="ro1">
          <table:table-cell office:value-type="string" calcext:value-type="string">
            <text:p>EQUITY_CASH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p </text:p>
          </table:table-cell>
          <table:table-cell office:value-type="float" office:value="9884532" calcext:value-type="float">
            <text:p>9884532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ct </text:p>
          </table:table-cell>
          <table:table-cell office:value-type="float" office:value="46174" calcext:value-type="float">
            <text:p>46174</text:p>
          </table:table-cell>
        </table:table-row>
        <table:table-row table:style-name="ro1">
          <table:table-cell office:value-type="string" calcext:value-type="string">
            <text:p>FD_BONDS_FIXED DEPOSITS <text:s text:c="44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c 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PLANS_PREPAID-25000 <text:s text:c="48"/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ug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PO_TAKEOVER <text:s text:c="55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ug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F_STP <text:s text:c="61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l </text:p>
          </table:table-cell>
          <table:table-cell office:value-type="float" office:value="35012" calcext:value-type="float">
            <text:p>35012</text:p>
          </table:table-cell>
        </table:table-row>
        <table:table-row table:style-name="ro1">
          <table:table-cell office:value-type="string" calcext:value-type="string">
            <text:p>IPO_BUYBACK <text:s text:c="56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string" calcext:value-type="string">
            <text:p>IPO_IPO <text:s text:c="60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un </text:p>
          </table:table-cell>
          <table:table-cell office:value-type="float" office:value="225185" calcext:value-type="float">
            <text:p>225185</text:p>
          </table:table-cell>
        </table:table-row>
        <table:table-row table:style-name="ro1">
          <table:table-cell office:value-type="string" calcext:value-type="string">
            <text:p>FD_BONDS_CORPORATE BONDS <text:s text:c="43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y 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LANS_PREPAID-50000 <text:s text:c="48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LANS_PREPAID-500000 <text:s text:c="47"/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y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S_PREPAID-200000 <text:s text:c="47"/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FE_INSURANCE_LIFE_INSURANCE <text:s text:c="38"/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 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Cust_demog_Analysis" table:style-name="ta1">
        <table:table-column table:style-name="co1" table:number-columns-repeated="8" table:default-cell-style-name="Default"/>
        <table:table-row table:style-name="ro1">
          <table:table-cell table:style-name="ce8" office:value-type="string" calcext:value-type="string">
            <text:p>SCHEMA</text:p>
          </table:table-cell>
          <table:table-cell/>
          <table:table-cell table:style-name="ce8" office:value-type="string" calcext:value-type="string">
            <text:p>Total Customer_Base</text:p>
          </table:table-cell>
          <table:table-cell office:value-type="float" office:value="5386126" calcext:value-type="float">
            <text:p>5386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CH_ACCOUNT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_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"/>
          <table:table-cell table:style-name="ce8" office:value-type="string" calcext:value-type="string">
            <text:p>OCCUPATION <text:s text:c="17"/></text:p>
          </table:table-cell>
          <table:table-cell table:style-name="ce9" office:value-type="string" calcext:value-type="string">
            <text:p>count(DISTINCT MATCH_ACCOUNT_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CODE</text:p>
          </table:table-cell>
          <table:table-cell table:number-columns-repeated="2"/>
          <table:table-cell office:value-type="string" calcext:value-type="string">
            <text:p>OTHERS <text:s text:c="21"/></text:p>
          </table:table-cell>
          <table:table-cell office:value-type="float" office:value="72708" calcext:value-type="float">
            <text:p>72708</text:p>
          </table:table-cell>
          <table:table-cell/>
          <table:table-cell table:style-name="ce8" office:value-type="string" calcext:value-type="string">
            <text:p>MARTIAL_STATUS</text:p>
          </table:table-cell>
          <table:table-cell table:style-name="ce8" office:value-type="string" calcext:value-type="string">
            <text:p>count(DISTINCT MATCH_ACCOUNT_1)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SERVICE <text:s text:c="20"/></text:p>
          </table:table-cell>
          <table:table-cell office:value-type="float" office:value="555099" calcext:value-type="float">
            <text:p>555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OTHER CHEMS AND CHEM PRO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<text:s text:c="12"/></text:p>
          </table:table-cell>
          <table:table-cell office:value-type="float" office:value="2702769" calcext:value-type="float">
            <text:p>2702769</text:p>
          </table:table-cell>
        </table:table-row>
        <table:table-row table:style-name="ro1">
          <table:table-cell office:value-type="string" calcext:value-type="string">
            <text:p>ACCOUNT_OPEN_DATE</text:p>
          </table:table-cell>
          <table:table-cell table:number-columns-repeated="2"/>
          <table:table-cell office:value-type="string" calcext:value-type="string">
            <text:p>MOTOR VEHICLES AND PART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 <text:s text:c="12"/></text:p>
          </table:table-cell>
          <table:table-cell office:value-type="float" office:value="2683357" calcext:value-type="float">
            <text:p>2683357</text:p>
          </table:table-cell>
        </table:table-row>
        <table:table-row table:style-name="ro1">
          <table:table-cell office:value-type="string" calcext:value-type="string">
            <text:p>OCCUPATION</text:p>
          </table:table-cell>
          <table:table-cell table:number-columns-repeated="2"/>
          <table:table-cell office:value-type="string" calcext:value-type="string">
            <text:p>FOREX DEALER <text:s text:c="15"/>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_SLAB</text:p>
          </table:table-cell>
          <table:table-cell table:number-columns-repeated="2"/>
          <table:table-cell office:value-type="string" calcext:value-type="string">
            <text:p>PRINTING AND ALLIED ACTVT <text:s text:c="2"/>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AL_STATUS</text:p>
          </table:table-cell>
          <table:table-cell table:number-columns-repeated="2"/>
          <table:table-cell office:value-type="string" calcext:value-type="string">
            <text:p>OILSEEDS <text:s text:c="19"/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ount(DISTINCT MATCH_ACCOUNT_1)</text:p>
          </table:table-cell>
        </table:table-row>
        <table:table-row table:style-name="ro1">
          <table:table-cell office:value-type="string" calcext:value-type="string">
            <text:p>TYPE_OF_ACCOUNT</text:p>
          </table:table-cell>
          <table:table-cell table:number-columns-repeated="2"/>
          <table:table-cell office:value-type="string" calcext:value-type="string">
            <text:p>FLORICULTURE AND HORTICUL <text:s text:c="2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 <text:s text:c="4"/></text:p>
          </table:table-cell>
          <table:table-cell office:value-type="float" office:value="1129223" calcext:value-type="float">
            <text:p>1129223</text:p>
          </table:table-cell>
        </table:table-row>
        <table:table-row table:style-name="ro1">
          <table:table-cell office:value-type="string" calcext:value-type="string">
            <text:p>PRIORITY_CUSTOMER</text:p>
          </table:table-cell>
          <table:table-cell table:number-columns-repeated="2"/>
          <table:table-cell office:value-type="string" calcext:value-type="string">
            <text:p>INDIGENOUS SUGAR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 <text:s text:c="4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NI_CUSTOMER</text:p>
          </table:table-cell>
          <table:table-cell table:number-columns-repeated="2"/>
          <table:table-cell office:value-type="string" calcext:value-type="string">
            <text:p>PUBLIC SECTOR <text:s text:c="14"/></text:p>
          </table:table-cell>
          <table:table-cell office:value-type="float" office:value="43217" calcext:value-type="float">
            <text:p>43217</text:p>
          </table:table-cell>
          <table:table-cell/>
          <table:table-cell office:value-type="string" calcext:value-type="string">
            <text:p>f <text:s text:c="4"/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AIL_CUST_ID</text:p>
          </table:table-cell>
          <table:table-cell table:number-columns-repeated="2"/>
          <table:table-cell office:value-type="string" calcext:value-type="string">
            <text:p>PAINTS VARNISHES LACQUIR <text:s text:c="3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 <text:s text:c="4"/></text:p>
          </table:table-cell>
          <table:table-cell office:value-type="float" office:value="4114857" calcext:value-type="float">
            <text:p>4114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IRYING <text:s text:c="19"/>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 <text:s text:c="4"/></text:p>
          </table:table-cell>
          <table:table-cell office:value-type="float" office:value="141871" calcext:value-type="float">
            <text:p>1418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 PROCUREMENT <text:s text:c="11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 <text:s text:c="4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ULTANCY SERVICES <text:s text:c="7"/>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OVERMENT SERVICE <text:s text:c="10"/></text:p>
          </table:table-cell>
          <table:table-cell office:value-type="float" office:value="103517" calcext:value-type="float">
            <text:p>1035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IVATE SECTOR <text:s text:c="13"/></text:p>
          </table:table-cell>
          <table:table-cell office:value-type="float" office:value="2180768" calcext:value-type="float">
            <text:p>21807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ANDICRAFTS <text:s text:c="16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RICULTURE <text:s text:c="16"/></text:p>
          </table:table-cell>
          <table:table-cell office:value-type="float" office:value="9813" calcext:value-type="float">
            <text:p>9813</text:p>
          </table:table-cell>
          <table:table-cell/>
          <table:table-cell table:style-name="ce8" office:value-type="string" calcext:value-type="string">
            <text:p>HNI_CUSTOMER</text:p>
          </table:table-cell>
          <table:table-cell table:style-name="ce8" office:value-type="string" calcext:value-type="string">
            <text:p>count(DISTINCT MATCH_ACCOUNT_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CYCLES CYCLERICKSHAWS <text:s text:c="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GHN1 <text:s text:c="5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MERCIALS BANKS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MIER <text:s text:c="4"/></text:p>
          </table:table-cell>
          <table:table-cell office:value-type="float" office:value="13468" calcext:value-type="float">
            <text:p>134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RUCTION <text:s text:c="15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ALTH <text:s text:c="5"/></text:p>
          </table:table-cell>
          <table:table-cell office:value-type="float" office:value="62915" calcext:value-type="float">
            <text:p>629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RMERS SERVICE SOCS <text:s text:c="7"/>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BC <text:s text:c="8"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TIRED <text:s text:c="20"/></text:p>
          </table:table-cell>
          <table:table-cell office:value-type="float" office:value="149498" calcext:value-type="float">
            <text:p>149498</text:p>
          </table:table-cell>
          <table:table-cell/>
          <table:table-cell office:value-type="string" calcext:value-type="string">
            <text:p>PCGWEL <text:s text:c="5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 OTHER CROPS <text:s text:c="12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 <text:s text:c="10"/></text:p>
          </table:table-cell>
          <table:table-cell office:value-type="float" office:value="5309644" calcext:value-type="float">
            <text:p>53096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MENTS AND WEARING APPA <text:s text:c="2"/>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NE <text:s text:c="7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EALS <text:s text:c="20"/>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CE MILLS FLOUR AND DA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UDENT <text:s text:c="20"/></text:p>
          </table:table-cell>
          <table:table-cell office:value-type="float" office:value="87899" calcext:value-type="float">
            <text:p>878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L OTHER LOANS <text:s text:c="12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SINESS <text:s text:c="19"/></text:p>
          </table:table-cell>
          <table:table-cell office:value-type="float" office:value="287734" calcext:value-type="float">
            <text:p>287734</text:p>
          </table:table-cell>
          <table:table-cell/>
          <table:table-cell table:style-name="ce8" office:value-type="string" calcext:value-type="string">
            <text:p>INCOME_SLAB <text:s text:c="4"/></text:p>
          </table:table-cell>
          <table:table-cell table:style-name="ce8" office:value-type="string" calcext:value-type="string">
            <text:p>count(DISTINCT MATCH_ACCOUNT_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FF HSG LOANS <text:s text:c="12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 LAC TO 25 LAC</text:p>
          </table:table-cell>
          <table:table-cell office:value-type="float" office:value="83706" calcext:value-type="float">
            <text:p>837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 RETAIL TRADE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LAC TO 5 LAC <text:s/></text:p>
          </table:table-cell>
          <table:table-cell office:value-type="float" office:value="3384260" calcext:value-type="float">
            <text:p>33842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OLLEN TEXTILES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 LAC TO 1 CR <text:s/></text:p>
          </table:table-cell>
          <table:table-cell office:value-type="float" office:value="26338" calcext:value-type="float">
            <text:p>263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REATION SERVICES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 LAC TO 20 LAC</text:p>
          </table:table-cell>
          <table:table-cell office:value-type="float" office:value="67797" calcext:value-type="float">
            <text:p>67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GARCANE OR SUGARBEET <text:s text:c="5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LAC TO 10 LAC </text:p>
          </table:table-cell>
          <table:table-cell office:value-type="float" office:value="476337" calcext:value-type="float">
            <text:p>4763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 COOP PROCESG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lt; 1 LAC <text:s text:c="8"/></text:p>
          </table:table-cell>
          <table:table-cell office:value-type="float" office:value="1043304" calcext:value-type="float">
            <text:p>1043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 SERVICES <text:s text:c="13"/>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&gt; 1 CR <text:s text:c="9"/></text:p>
          </table:table-cell>
          <table:table-cell office:value-type="float" office:value="25042" calcext:value-type="float">
            <text:p>250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DUCATION <text:s text:c="18"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THER <text:s text:c="10"/>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RI CUSTOM SERV UNITS <text:s text:c="5"/>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5 LAC TO 50 LAC</text:p>
          </table:table-cell>
          <table:table-cell office:value-type="float" office:value="114078" calcext:value-type="float">
            <text:p>11407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RCHANT BKG OR FINANCL S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LAC TO 15 LAC</text:p>
          </table:table-cell>
          <table:table-cell office:value-type="float" office:value="162000" calcext:value-type="float">
            <text:p>16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FEMPLOYED <text:s text:c="15"/></text:p>
          </table:table-cell>
          <table:table-cell office:value-type="float" office:value="359396" calcext:value-type="float">
            <text:p>3593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CESSING CANNING <text:s text:c="9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THER <text:s text:c="22"/></text:p>
          </table:table-cell>
          <table:table-cell office:value-type="float" office:value="808149" calcext:value-type="float">
            <text:p>808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UBLIC UTILITY SERVSPVT <text:s text:c="4"/></text:p>
          </table:table-cell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NGANESE ORE MINING <text:s text:c="7"/>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RON ORE MINING <text:s text:c="12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RICLTRL IMPLS AND MAC <text:s text:c="4"/>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LAR ENERGY WIND MILLS <text:s text:c="4"/>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ILWAY TRANSPORT <text:s text:c="10"/>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FESSIONAL <text:s text:c="15"/></text:p>
          </table:table-cell>
          <table:table-cell office:value-type="float" office:value="334796" calcext:value-type="float">
            <text:p>3347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DUSTRIALIST <text:s text:c="14"/>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THERS INCLDG INSURANCE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OUSEWIFE <text:s text:c="18"/></text:p>
          </table:table-cell>
          <table:table-cell office:value-type="float" office:value="390701" calcext:value-type="float">
            <text:p>3907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XTRTNCRUDE PETROLEUM <text:s text:c="6"/>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ENTSESTATE AGENTS <text:s text:c="8"/>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ROFFS AND OTHER INDIGEN <text:s text:c="2"/>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A <text:s/>SHORT TERM FINANCE <text:s text:c="4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LK SYNTHETIC FIBRES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FL SERVICES <text:s text:c="13"/>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FTWARE DEV SERVICES <text:s text:c="6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L OTHER MISC INDS <text:s text:c="8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IMARY AGRI CREDIT SOCS <text:s text:c="3"/>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RI FINANCE CORPN AND CO <text:s text:c="2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RICULTRL IMPLS AND MAC <text:s text:c="3"/>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EDIBLE OILS <text:s text:c="13"/>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WSPAPER AND MAG PUBCNS <text:s text:c="3"/>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ANDLORD <text:s text:c="19"/>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+----------------------------+-------------------------------+</text:p>
          </table:table-cell>
          <table:table-cell table:number-columns-repeated="5"/>
        </table:table-row>
      </table:table>
      <table:table table:name="model_mtrx" table:style-name="ta1"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<text:s text:c="2"/>run_id <text:s text:c="3"/></text:p>
          </table:table-cell>
          <table:table-cell table:style-name="ce8" office:value-type="string" calcext:value-type="string">
            <text:p><text:s/>R21_17Aug19 </text:p>
          </table:table-cell>
        </table:table-row>
        <table:table-row table:style-name="ro1">
          <table:table-cell office:value-type="string" calcext:value-type="string">
            <text:p><text:s text:c="5"/>accuracy <text:s text:c="5"/></text:p>
          </table:table-cell>
          <table:table-cell office:value-type="float" office:value="0.662137889743472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/>falsepositiverate_0 </text:p>
          </table:table-cell>
          <table:table-cell office:value-type="float" office:value="0.416452075959631" calcext:value-type="float">
            <text:p>0.42</text:p>
          </table:table-cell>
        </table:table-row>
        <table:table-row table:style-name="ro1">
          <table:table-cell office:value-type="string" calcext:value-type="string">
            <text:p><text:s/>falsepositiverate_1 </text:p>
          </table:table-cell>
          <table:table-cell office:value-type="float" office:value="0.280882808589747" calcext:value-type="float">
            <text:p>0.28</text:p>
          </table:table-cell>
        </table:table-row>
        <table:table-row table:style-name="ro1">
          <table:table-cell office:value-type="string" calcext:value-type="string">
            <text:p><text:s/>weightedfalsepositiverate </text:p>
          </table:table-cell>
          <table:table-cell office:value-type="float" office:value="0.35947277429285" calcext:value-type="float">
            <text:p>0.36</text:p>
          </table:table-cell>
        </table:table-row>
        <table:table-row table:style-name="ro1">
          <table:table-cell office:value-type="string" calcext:value-type="string">
            <text:p><text:s/>weightedtruepositiverate </text:p>
          </table:table-cell>
          <table:table-cell office:value-type="float" office:value="0.662137889743472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/>truepositiverate_0 </text:p>
          </table:table-cell>
          <table:table-cell office:value-type="float" office:value="0.719117191410253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/>truepositiverate_1 </text:p>
          </table:table-cell>
          <table:table-cell office:value-type="float" office:value="0.583547924040369" calcext:value-type="float">
            <text:p>0.58</text:p>
          </table:table-cell>
        </table:table-row>
        <table:table-row table:style-name="ro1">
          <table:table-cell office:value-type="string" calcext:value-type="string">
            <text:p><text:s/>weightedprecision </text:p>
          </table:table-cell>
          <table:table-cell office:value-type="float" office:value="0.660877273369648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 text:c="2"/>weightedrecall <text:s text:c="2"/></text:p>
          </table:table-cell>
          <table:table-cell office:value-type="float" office:value="0.662137889743472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/>weightedfmeasure <text:s/></text:p>
          </table:table-cell>
          <table:table-cell office:value-type="float" office:value="0.661408777870548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 text:c="4"/>precision_0 <text:s text:c="3"/></text:p>
          </table:table-cell>
          <table:table-cell office:value-type="float" office:value="0.704289571354098" calcext:value-type="float">
            <text:p>0.7</text:p>
          </table:table-cell>
        </table:table-row>
        <table:table-row table:style-name="ro1">
          <table:table-cell office:value-type="string" calcext:value-type="string">
            <text:p><text:s text:c="4"/>precision_1 <text:s text:c="3"/></text:p>
          </table:table-cell>
          <table:table-cell office:value-type="float" office:value="0.600999898430182" calcext:value-type="float">
            <text:p>0.6</text:p>
          </table:table-cell>
        </table:table-row>
        <table:table-row table:style-name="ro1">
          <table:table-cell office:value-type="string" calcext:value-type="string">
            <text:p><text:s text:c="5"/>recall_0 <text:s text:c="5"/></text:p>
          </table:table-cell>
          <table:table-cell office:value-type="float" office:value="0.719117191410253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 text:c="5"/>recall_1</text:p>
          </table:table-cell>
          <table:table-cell office:value-type="float" office:value="0.583547924040369" calcext:value-type="float">
            <text:p>0.58</text:p>
          </table:table-cell>
        </table:table-row>
      </table:table>
      <table:table table:name="TM" table:style-name="ta1" table:print="false"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Run_id</text:p>
          </table:table-cell>
          <table:table-cell table:style-name="ce8" office:value-type="string" calcext:value-type="string">
            <text:p>decible_x</text:p>
          </table:table-cell>
          <table:table-cell table:style-name="ce8" office:value-type="string" calcext:value-type="string">
            <text:p>decible_y</text:p>
          </table:table-cell>
          <table:table-cell table:style-name="ce8" office:value-type="string" calcext:value-type="string">
            <text:p>unique_user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11" calcext:value-type="float">
            <text:p>951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683" calcext:value-type="float">
            <text:p>968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683" calcext:value-type="float">
            <text:p>968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4" calcext:value-type="float">
            <text:p>980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4" calcext:value-type="float">
            <text:p>9804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840" calcext:value-type="float">
            <text:p>9840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446" calcext:value-type="float">
            <text:p>10446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729" calcext:value-type="float">
            <text:p>1172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729" calcext:value-type="float">
            <text:p>11729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27" calcext:value-type="float">
            <text:p>12027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27" calcext:value-type="float">
            <text:p>1202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734" calcext:value-type="float">
            <text:p>1373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734" calcext:value-type="float">
            <text:p>1373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374" calcext:value-type="float">
            <text:p>1537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374" calcext:value-type="float">
            <text:p>1537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771" calcext:value-type="float">
            <text:p>1577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771" calcext:value-type="float">
            <text:p>15771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158" calcext:value-type="float">
            <text:p>1615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158" calcext:value-type="float">
            <text:p>1615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418" calcext:value-type="float">
            <text:p>1641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418" calcext:value-type="float">
            <text:p>1641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466" calcext:value-type="float">
            <text:p>164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466" calcext:value-type="float">
            <text:p>164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81" calcext:value-type="float">
            <text:p>1728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81" calcext:value-type="float">
            <text:p>17281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77" calcext:value-type="float">
            <text:p>1857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77" calcext:value-type="float">
            <text:p>18577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788" calcext:value-type="float">
            <text:p>1878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788" calcext:value-type="float">
            <text:p>18788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66" calcext:value-type="float">
            <text:p>214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66" calcext:value-type="float">
            <text:p>21466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410" calcext:value-type="float">
            <text:p>26410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410" calcext:value-type="float">
            <text:p>26410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14" calcext:value-type="float">
            <text:p>4371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714" calcext:value-type="float">
            <text:p>43714</text:p>
          </table:table-cell>
        </table:table-row>
        <table:table-row table:style-name="ro1" table:visibility="filter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573" calcext:value-type="float">
            <text:p>52573</text:p>
          </table:table-cell>
        </table:table-row>
        <table:table-row table:style-name="ro1">
          <table:table-cell office:value-type="string" calcext:value-type="string">
            <text:p><text:s/>R21_17Aug19 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573" calcext:value-type="float">
            <text:p>52573</text:p>
          </table:table-cell>
        </table:table-row>
      </table:table>
      <table:table table:name="FI" table:style-name="ta1" table:print="false">
        <table:table-column table:style-name="co8" table:default-cell-style-name="ce12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>
            <text:p>Feature_importance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DEMOG_FEATURE_MAP</text:p>
          </table:table-cell>
          <table:table-cell/>
        </table:table-row>
        <table:table-row table:style-name="ro1">
          <table:table-cell table:style-name="ce11" office:value-type="string" calcext:value-type="string">
            <text:p>importance</text:p>
          </table:table-cell>
          <table:table-cell table:style-name="ce13" office:value-type="string" calcext:value-type="string">
            <text:p>event_l1_id</text:p>
          </table:table-cell>
          <table:table-cell/>
          <table:table-cell table:style-name="ce8" office:value-type="string" calcext:value-type="string">
            <text:p>event_id_l1</text:p>
          </table:table-cell>
          <table:table-cell table:style-name="ce8" office:value-type="string" calcext:value-type="string">
            <text:p>event_l1_name <text:s text:c="54"/>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Slab_1</text:p>
          </table:table-cell>
        </table:table-row>
        <table:table-row table:style-name="ro1">
          <table:table-cell office:value-type="percentage" office:value="0.568763597101861" calcext:value-type="percentage">
            <text:p>56.88%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NS_PREPAID-133250 <text:s text:c="47"/>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Slab_2</text:p>
          </table:table-cell>
        </table:table-row>
        <table:table-row table:style-name="ro1">
          <table:table-cell office:value-type="percentage" office:value="0.0645959304779922" calcext:value-type="percentage">
            <text:p>6.46%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FE_INSURANCE_LIFE_INSURANCE <text:s text:c="38"/>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Slab_3</text:p>
          </table:table-cell>
        </table:table-row>
        <table:table-row table:style-name="ro1">
          <table:table-cell office:value-type="percentage" office:value="0.0596018001601808" calcext:value-type="percentage">
            <text:p>5.96%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QUITY_CASH <text:s text:c="56"/>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Slab_4</text:p>
          </table:table-cell>
        </table:table-row>
        <table:table-row table:style-name="ro1">
          <table:table-cell office:value-type="percentage" office:value="0.0586628977500475" calcext:value-type="percentage">
            <text:p>5.87%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F_STP <text:s text:c="61"/>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Slab_5</text:p>
          </table:table-cell>
        </table:table-row>
        <table:table-row table:style-name="ro1">
          <table:table-cell office:value-type="percentage" office:value="0.0258545134162678" calcext:value-type="percentage">
            <text:p>2.59%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ANS_PREPAID-10000 <text:s text:c="48"/>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Slab_6</text:p>
          </table:table-cell>
        </table:table-row>
        <table:table-row table:style-name="ro1">
          <table:table-cell office:value-type="percentage" office:value="0.0206960568805159" calcext:value-type="percentage">
            <text:p>2.07%</text:p>
          </table:table-cell>
          <table:table-cell office:value-type="float" office:value="7009" calcext:value-type="float">
            <text:p>700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F_SWP <text:s text:c="61"/>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Slab_7</text:p>
          </table:table-cell>
        </table:table-row>
        <table:table-row table:style-name="ro1">
          <table:table-cell office:value-type="percentage" office:value="0.016903908752476" calcext:value-type="percentage">
            <text:p>1.69%</text:p>
          </table:table-cell>
          <table:table-cell office:value-type="float" office:value="9003" calcext:value-type="float">
            <text:p>90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QUITY_eATM <text:s text:c="56"/>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Slab_8</text:p>
          </table:table-cell>
        </table:table-row>
        <table:table-row table:style-name="ro1">
          <table:table-cell office:value-type="percentage" office:value="0.0168343042473636" calcext:value-type="percentage">
            <text:p>1.68%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RRENCY_DERIVATIVES_FUTURES <text:s text:c="39"/>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Slab_9</text:p>
          </table:table-cell>
        </table:table-row>
        <table:table-row table:style-name="ro1">
          <table:table-cell office:value-type="percentage" office:value="0.0158879420663574" calcext:value-type="percentage">
            <text:p>1.59%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LANS_PREPAID-75000 <text:s text:c="48"/>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Slab_10</text:p>
          </table:table-cell>
        </table:table-row>
        <table:table-row table:style-name="ro1">
          <table:table-cell office:value-type="percentage" office:value="0.0147702346381986" calcext:value-type="percentage">
            <text:p>1.48%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ANS_OPTION195 <text:s text:c="52"/>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HNI_1</text:p>
          </table:table-cell>
        </table:table-row>
        <table:table-row table:style-name="ro1">
          <table:table-cell office:value-type="percentage" office:value="0.0140933347684533" calcext:value-type="percentage">
            <text:p>1.41%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QUITY_MARGIN <text:s text:c="54"/>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HNI_2</text:p>
          </table:table-cell>
        </table:table-row>
        <table:table-row table:style-name="ro1">
          <table:table-cell office:value-type="percentage" office:value="0.0129548750884454" calcext:value-type="percentage">
            <text:p>1.30%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ENERAL_INSURANCE_Health Insurance:I-Lombard IHEALTH PLUS <text:s text:c="10"/>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HNI_3</text:p>
          </table:table-cell>
        </table:table-row>
        <table:table-row table:style-name="ro1">
          <table:table-cell office:value-type="percentage" office:value="0.0115999632847882" calcext:value-type="percentage">
            <text:p>1.16%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ENERAL_INSURANCE_Motor Insurance:I-Lombard Two Wheeler <text:s text:c="12"/></text:p>
          </table:table-cell>
          <table:table-cell office:value-type="float" office:value="7001" calcext:value-type="float">
            <text:p>7001</text:p>
          </table:table-cell>
          <table:table-cell office:value-type="string" calcext:value-type="string">
            <text:p>Occup_1</text:p>
          </table:table-cell>
        </table:table-row>
        <table:table-row table:style-name="ro1">
          <table:table-cell office:value-type="percentage" office:value="0.00884157354844129" calcext:value-type="percentage">
            <text:p>0.88%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RRENCY_DERIVATIVES_OPTIONS <text:s text:c="39"/></text:p>
          </table:table-cell>
          <table:table-cell office:value-type="float" office:value="7002" calcext:value-type="float">
            <text:p>7002</text:p>
          </table:table-cell>
          <table:table-cell office:value-type="string" calcext:value-type="string">
            <text:p>Occup_2</text:p>
          </table:table-cell>
        </table:table-row>
        <table:table-row table:style-name="ro1">
          <table:table-cell office:value-type="percentage" office:value="0.00758779957316866" calcext:value-type="percentage">
            <text:p>0.76%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F_TIP <text:s text:c="61"/></text:p>
          </table:table-cell>
          <table:table-cell office:value-type="float" office:value="7003" calcext:value-type="float">
            <text:p>7003</text:p>
          </table:table-cell>
          <table:table-cell office:value-type="string" calcext:value-type="string">
            <text:p>Occup_3</text:p>
          </table:table-cell>
        </table:table-row>
        <table:table-row table:style-name="ro1">
          <table:table-cell office:value-type="percentage" office:value="0.00723970939603688" calcext:value-type="percentage">
            <text:p>0.72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PS_NPS <text:s text:c="60"/>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Occup_4</text:p>
          </table:table-cell>
        </table:table-row>
        <table:table-row table:style-name="ro1">
          <table:table-cell office:value-type="percentage" office:value="0.00683785862331965" calcext:value-type="percentage">
            <text:p>0.68%</text:p>
          </table:table-cell>
          <table:table-cell office:value-type="string" calcext:value-type="string">
            <text:p><text:s/>avg_uniq_events_per_month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QUITY_BTST <text:s text:c="56"/>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Occup_5</text:p>
          </table:table-cell>
        </table:table-row>
        <table:table-row table:style-name="ro1">
          <table:table-cell office:value-type="percentage" office:value="0.0056251058358726" calcext:value-type="percentage">
            <text:p>0.56%</text:p>
          </table:table-cell>
          <table:table-cell office:value-type="float" office:value="7008" calcext:value-type="float">
            <text:p>70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F_LUMPSUM <text:s text:c="57"/>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Occup_6</text:p>
          </table:table-cell>
        </table:table-row>
        <table:table-row table:style-name="ro1">
          <table:table-cell office:value-type="percentage" office:value="0.00522484004692484" calcext:value-type="percentage">
            <text:p>0.52%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D_BONDS_OTHER FD <text:s text:c="50"/>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Occup_7</text:p>
          </table:table-cell>
        </table:table-row>
        <table:table-row table:style-name="ro1">
          <table:table-cell office:value-type="percentage" office:value="0.00480488488617672" calcext:value-type="percentage">
            <text:p>0.48%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LANS_PREPAID-50000 <text:s text:c="48"/>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Occup_8</text:p>
          </table:table-cell>
        </table:table-row>
        <table:table-row table:style-name="ro1">
          <table:table-cell office:value-type="percentage" office:value="0.00435465126673954" calcext:value-type="percentage">
            <text:p>0.44%</text:p>
          </table:table-cell>
          <table:table-cell office:value-type="float" office:value="7006" calcext:value-type="float">
            <text:p>70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PO_IPO <text:s text:c="60"/></text:p>
          </table:table-cell>
          <table:table-cell office:value-type="float" office:value="7009" calcext:value-type="float">
            <text:p>7009</text:p>
          </table:table-cell>
          <table:table-cell office:value-type="string" calcext:value-type="string">
            <text:p>Occup_9</text:p>
          </table:table-cell>
        </table:table-row>
        <table:table-row table:style-name="ro1">
          <table:table-cell office:value-type="percentage" office:value="0.00404928409924284" calcext:value-type="percentage">
            <text:p>0.40%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ENERAL_INSURANCE_Health Insurance:Religare Care <text:s text:c="19"/>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Occup_10</text:p>
          </table:table-cell>
        </table:table-row>
        <table:table-row table:style-name="ro1">
          <table:table-cell office:value-type="percentage" office:value="0.00395427926823844" calcext:value-type="percentage">
            <text:p>0.40%</text:p>
          </table:table-cell>
          <table:table-cell office:value-type="float" office:value="7004" calcext:value-type="float">
            <text:p>70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LANS_BULLET <text:s text:c="55"/>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Occup_11</text:p>
          </table:table-cell>
        </table:table-row>
        <table:table-row table:style-name="ro1">
          <table:table-cell office:value-type="percentage" office:value="0.00342517735376073" calcext:value-type="percentage">
            <text:p>0.34%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LANS_PREPAID-302000 <text:s text:c="47"/>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Marg_1</text:p>
          </table:table-cell>
        </table:table-row>
        <table:table-row table:style-name="ro1">
          <table:table-cell office:value-type="percentage" office:value="0.00314771656427075" calcext:value-type="percentage">
            <text:p>0.31%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QUITY_SPOT <text:s text:c="56"/>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Marg_2</text:p>
          </table:table-cell>
        </table:table-row>
        <table:table-row table:style-name="ro1">
          <table:table-cell office:value-type="percentage" office:value="0.00279602015364178" calcext:value-type="percentage">
            <text:p>0.28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QUITY_OFS <text:s text:c="57"/>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GENDER_1</text:p>
          </table:table-cell>
        </table:table-row>
        <table:table-row table:style-name="ro1">
          <table:table-cell office:value-type="percentage" office:value="0.00221857821461079" calcext:value-type="percentage">
            <text:p>0.22%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LANS_PREPAID-200000 <text:s text:c="47"/>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GENDER_2</text:p>
          </table:table-cell>
        </table:table-row>
        <table:table-row table:style-name="ro1">
          <table:table-cell office:value-type="percentage" office:value="0.00203916267457438" calcext:value-type="percentage">
            <text:p>0.20%</text:p>
          </table:table-cell>
          <table:table-cell office:value-type="float" office:value="7010" calcext:value-type="float">
            <text:p>70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LANS_PREPAID-300000 <text:s text:c="47"/>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GENDER_3</text:p>
          </table:table-cell>
        </table:table-row>
        <table:table-row table:style-name="ro1">
          <table:table-cell office:value-type="percentage" office:value="0.0019858236286346" calcext:value-type="percentage">
            <text:p>0.20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QUITY_DERIVATIVES_FuturePLUS Stop Loss <text:s text:c="28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83172246091797" calcext:value-type="percentage">
            <text:p>0.18%</text:p>
          </table:table-cell>
          <table:table-cell office:value-type="float" office:value="6002" calcext:value-type="float">
            <text:p>60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QUITY_DERIVATIVES_FuturePLUS <text:s text:c="38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69109927871661" calcext:value-type="percentage">
            <text:p>0.17%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LANS_PREPAID-502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62536677915445" calcext:value-type="percentage">
            <text:p>0.16%</text:p>
          </table:table-cell>
          <table:table-cell office:value-type="float" office:value="7001" calcext:value-type="float">
            <text:p>7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D_BONDS_CORPORATE BONDS <text:s text:c="43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56928272578518" calcext:value-type="percentage">
            <text:p>0.16%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NERAL_INSURANCE_Health Insurance:I-Lombard Personal Protect <text:s text:c="6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4850088805831" calcext:value-type="percentage">
            <text:p>0.15%</text:p>
          </table:table-cell>
          <table:table-cell office:value-type="float" office:value="9001" calcext:value-type="float">
            <text:p>90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D_BONDS_FIXED DEPOSITS <text:s text:c="44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46437436345711" calcext:value-type="percentage">
            <text:p>0.15%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F_SIP <text:s text:c="61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41473033992198" calcext:value-type="percentage">
            <text:p>0.14%</text:p>
          </table:table-cell>
          <table:table-cell office:value-type="float" office:value="8002" calcext:value-type="float">
            <text:p>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LANS_PREPAID-100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25525908270265" calcext:value-type="percentage">
            <text:p>0.13%</text:p>
          </table:table-cell>
          <table:table-cell office:value-type="float" office:value="6001" calcext:value-type="float">
            <text:p>600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PO_IPOBONDS <text:s text:c="55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18305778209255" calcext:value-type="percentage">
            <text:p>0.12%</text:p>
          </table:table-cell>
          <table:table-cell office:value-type="float" office:value="7005" calcext:value-type="float">
            <text:p>7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LANS_PRIME-900 <text:s text:c="52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07841834314576" calcext:value-type="percentage">
            <text:p>0.11%</text:p>
          </table:table-cell>
          <table:table-cell office:value-type="float" office:value="7011" calcext:value-type="float">
            <text:p>70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LANS_PRIME-4500 <text:s text:c="51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105979895131674" calcext:value-type="percentage">
            <text:p>0.11%</text:p>
          </table:table-cell>
          <table:table-cell office:value-type="float" office:value="9002" calcext:value-type="float">
            <text:p>90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ENERAL_INSURANCE_Motor Insurance:I-Lombard Private Car <text:s text:c="12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997198019003143" calcext:value-type="percentage">
            <text:p>0.10%</text:p>
          </table:table-cell>
          <table:table-cell office:value-type="float" office:value="7007" calcext:value-type="float">
            <text:p>7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D_BONDS_GOI <text:s text:c="55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844962594928354" calcext:value-type="percentage">
            <text:p>0.08%</text:p>
          </table:table-cell>
          <table:table-cell office:value-type="string" calcext:value-type="string">
            <text:p><text:s/>avg_events_per_mont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ENERAL_INSURANCE_Travel Insurance:I-Lombard International MultiTrip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833590663517402" calcext:value-type="percentage">
            <text:p>0.08%</text:p>
          </table:table-cell>
          <table:table-cell office:value-type="float" office:value="7003" calcext:value-type="float">
            <text:p>70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LANS_PREPAID-500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818175927970664" calcext:value-type="percentage">
            <text:p>0.08%</text:p>
          </table:table-cell>
          <table:table-cell office:value-type="float" office:value="8001" calcext:value-type="float">
            <text:p>800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LANS_PREPAID-501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631135593302707" calcext:value-type="percentage">
            <text:p>0.06%</text:p>
          </table:table-cell>
          <table:table-cell office:value-type="float" office:value="5001" calcext:value-type="float">
            <text:p>50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LANS_PREPAID-102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624202035644843" calcext:value-type="percentage">
            <text:p>0.06%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LANS_PREPAID-25000 <text:s text:c="48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5919335392566" calcext:value-type="percentage">
            <text:p>0.06%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EQUITY_DERIVATIVES_Option <text:s text:c="42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591427739819981" calcext:value-type="percentage">
            <text:p>0.06%</text:p>
          </table:table-cell>
          <table:table-cell office:value-type="float" office:value="5002" calcext:value-type="float">
            <text:p>500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LANS_PREPAID-150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557977887479739" calcext:value-type="percentage">
            <text:p>0.06%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ENERAL_INSURANCE_Health Insurance:I-Lombard CHI <text:s text:c="19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491048422695586" calcext:value-type="percentage">
            <text:p>0.05%</text:p>
          </table:table-cell>
          <table:table-cell office:value-type="float" office:value="7002" calcext:value-type="float">
            <text:p>70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QUITY_MarginPLUS <text:s text:c="50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482091770388838" calcext:value-type="percentage">
            <text:p>0.05%</text:p>
          </table:table-cell>
          <table:table-cell office:value-type="float" office:value="6003" calcext:value-type="float">
            <text:p>600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IPO_TAKEOVER <text:s text:c="55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454826470119892" calcext:value-type="percentage">
            <text:p>0.05%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ENERAL_INSURANCE_Home Insurance:I-Lombard Home <text:s text:c="20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325963848827523" calcext:value-type="percentage">
            <text:p>0.03%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LANS_PREPAID-101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255864313085207" calcext:value-type="percentage">
            <text:p>0.03%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LANS_PRIME-9500 <text:s text:c="51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255826857622885" calcext:value-type="percentage">
            <text:p>0.03%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QUITY_DERIVATIVES_OptionsPLUS <text:s text:c="3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0983594232010395" calcext:value-type="percentage">
            <text:p>0.01%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PO_DELISTING <text:s text:c="54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0667139218163404" calcext:value-type="percentage">
            <text:p>0.01%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LANS_PREPAID-1000000 <text:s text:c="46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0639232315671034" calcext:value-type="percentage">
            <text:p>0.01%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PO_RIGHTSISSUE <text:s text:c="52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.00000483498535590641" calcext:value-type="percentage">
            <text:p>0.00%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LANS_IGAIN <text:s text:c="56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PO_BUYBACK <text:s text:c="56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LANS_PREPAID-350000 <text:s text:c="47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GENERAL_INSURANCE_Travel Insurance:I-Lombard International RoundTrip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QUITY_DERIVATIVES_Future <text:s text:c="42"/>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 table:number-rows-repeated="1048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_vs_nam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8" office:value-type="string" calcext:value-type="string">
            <text:p>SEGMENT <text:s text:c="12"/></text:p>
          </table:table-cell>
          <table:table-cell table:style-name="ce8" office:value-type="string" calcext:value-type="string">
            <text:p>PRODUCT <text:s text:c="42"/></text:p>
          </table:table-cell>
          <table:table-cell table:style-name="ce8" office:value-type="string" calcext:value-type="string">
            <text:p>event_id_l1</text:p>
          </table:table-cell>
          <table:table-cell table:style-name="ce8" office:value-type="string" calcext:value-type="string">
            <text:p>event_l1_name <text:s text:c="54"/></text:p>
          </table:table-cell>
          <table:table-cell table:number-columns-repeated="4"/>
          <table:table-cell office:value-type="float" office:value="5001" calcext:value-type="float">
            <text:p>5001</text:p>
          </table:table-cell>
          <table:table-cell office:value-type="string" calcext:value-type="string">
            <text:p>Slab_1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33250 <text:s text:c="35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S_PREPAID-133250 <text:s text:c="47"/></text:p>
          </table:table-cell>
          <table:table-cell table:number-columns-repeated="4"/>
          <table:table-cell office:value-type="float" office:value="5002" calcext:value-type="float">
            <text:p>5002</text:p>
          </table:table-cell>
          <table:table-cell office:value-type="string" calcext:value-type="string">
            <text:p>Slab_2</text:p>
          </table:table-cell>
        </table:table-row>
        <table:table-row table:style-name="ro1">
          <table:table-cell office:value-type="string" calcext:value-type="string">
            <text:p>LIFE_INSURANCE <text:s text:c="5"/></text:p>
          </table:table-cell>
          <table:table-cell office:value-type="string" calcext:value-type="string">
            <text:p>LIFE_INSURANCE <text:s text:c="35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FE_INSURANCE_LIFE_INSURANCE <text:s text:c="38"/></text:p>
          </table:table-cell>
          <table:table-cell table:number-columns-repeated="4"/>
          <table:table-cell office:value-type="float" office:value="5003" calcext:value-type="float">
            <text:p>5003</text:p>
          </table:table-cell>
          <table:table-cell office:value-type="string" calcext:value-type="string">
            <text:p>Slab_3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CASH <text:s text:c="45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ITY_CASH <text:s text:c="56"/></text:p>
          </table:table-cell>
          <table:table-cell table:number-columns-repeated="4"/>
          <table:table-cell office:value-type="float" office:value="5004" calcext:value-type="float">
            <text:p>5004</text:p>
          </table:table-cell>
          <table:table-cell office:value-type="string" calcext:value-type="string">
            <text:p>Slab_4</text:p>
          </table:table-cell>
        </table:table-row>
        <table:table-row table:style-name="ro1">
          <table:table-cell office:value-type="string" calcext:value-type="string">
            <text:p>MF <text:s text:c="17"/></text:p>
          </table:table-cell>
          <table:table-cell office:value-type="string" calcext:value-type="string">
            <text:p>STP <text:s text:c="46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_STP <text:s text:c="61"/></text:p>
          </table:table-cell>
          <table:table-cell table:number-columns-repeated="4"/>
          <table:table-cell office:value-type="float" office:value="5005" calcext:value-type="float">
            <text:p>5005</text:p>
          </table:table-cell>
          <table:table-cell office:value-type="string" calcext:value-type="string">
            <text:p>Slab_5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 <text:s text:c="36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NS_PREPAID-10000 <text:s text:c="48"/></text:p>
          </table:table-cell>
          <table:table-cell table:number-columns-repeated="4"/>
          <table:table-cell office:value-type="float" office:value="5006" calcext:value-type="float">
            <text:p>5006</text:p>
          </table:table-cell>
          <table:table-cell office:value-type="string" calcext:value-type="string">
            <text:p>Slab_6</text:p>
          </table:table-cell>
        </table:table-row>
        <table:table-row table:style-name="ro1">
          <table:table-cell office:value-type="string" calcext:value-type="string">
            <text:p>MF <text:s text:c="17"/></text:p>
          </table:table-cell>
          <table:table-cell office:value-type="string" calcext:value-type="string">
            <text:p>SWP <text:s text:c="46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_SWP <text:s text:c="61"/></text:p>
          </table:table-cell>
          <table:table-cell table:number-columns-repeated="4"/>
          <table:table-cell office:value-type="float" office:value="5007" calcext:value-type="float">
            <text:p>5007</text:p>
          </table:table-cell>
          <table:table-cell office:value-type="string" calcext:value-type="string">
            <text:p>Slab_7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eATM <text:s text:c="45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QUITY_eATM <text:s text:c="56"/></text:p>
          </table:table-cell>
          <table:table-cell table:number-columns-repeated="4"/>
          <table:table-cell office:value-type="float" office:value="5008" calcext:value-type="float">
            <text:p>5008</text:p>
          </table:table-cell>
          <table:table-cell office:value-type="string" calcext:value-type="string">
            <text:p>Slab_8</text:p>
          </table:table-cell>
        </table:table-row>
        <table:table-row table:style-name="ro1">
          <table:table-cell office:value-type="string" calcext:value-type="string">
            <text:p>CURRENCY_DERIVATIVES</text:p>
          </table:table-cell>
          <table:table-cell office:value-type="string" calcext:value-type="string">
            <text:p>FUTURES <text:s text:c="4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RRENCY_DERIVATIVES_FUTURES <text:s text:c="39"/></text:p>
          </table:table-cell>
          <table:table-cell table:number-columns-repeated="4"/>
          <table:table-cell office:value-type="float" office:value="5009" calcext:value-type="float">
            <text:p>5009</text:p>
          </table:table-cell>
          <table:table-cell office:value-type="string" calcext:value-type="string">
            <text:p>Slab_9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75000 <text:s text:c="36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NS_PREPAID-75000 <text:s text:c="48"/></text:p>
          </table:table-cell>
          <table:table-cell table:number-columns-repeated="4"/>
          <table:table-cell office:value-type="float" office:value="5010" calcext:value-type="float">
            <text:p>5010</text:p>
          </table:table-cell>
          <table:table-cell office:value-type="string" calcext:value-type="string">
            <text:p>Slab_10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OPTION195 <text:s text:c="40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S_OPTION195 <text:s text:c="52"/></text:p>
          </table:table-cell>
          <table:table-cell table:number-columns-repeated="4"/>
          <table:table-cell office:value-type="float" office:value="6001" calcext:value-type="float">
            <text:p>6001</text:p>
          </table:table-cell>
          <table:table-cell office:value-type="string" calcext:value-type="string">
            <text:p>HNI_1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 <text:s text:c="43"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ITY_MARGIN <text:s text:c="54"/></text:p>
          </table:table-cell>
          <table:table-cell table:number-columns-repeated="4"/>
          <table:table-cell office:value-type="float" office:value="6002" calcext:value-type="float">
            <text:p>6002</text:p>
          </table:table-cell>
          <table:table-cell office:value-type="string" calcext:value-type="string">
            <text:p>HNI_2</text:p>
          </table:table-cell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IHEALTH PLUS <text:s text:c="10"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AL_INSURANCE_Health Insurance:I-Lombard IHEALTH PLUS <text:s text:c="10"/></text:p>
          </table:table-cell>
          <table:table-cell table:number-columns-repeated="4"/>
          <table:table-cell office:value-type="float" office:value="6003" calcext:value-type="float">
            <text:p>6003</text:p>
          </table:table-cell>
          <table:table-cell office:value-type="string" calcext:value-type="string">
            <text:p>HNI_3</text:p>
          </table:table-cell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Two Wheeler <text:s text:c="12"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ERAL_INSURANCE_Motor Insurance:I-Lombard Two Wheeler <text:s text:c="12"/></text:p>
          </table:table-cell>
          <table:table-cell table:number-columns-repeated="4"/>
          <table:table-cell office:value-type="float" office:value="7001" calcext:value-type="float">
            <text:p>7001</text:p>
          </table:table-cell>
          <table:table-cell office:value-type="string" calcext:value-type="string">
            <text:p>Occup_1</text:p>
          </table:table-cell>
        </table:table-row>
        <table:table-row table:style-name="ro1">
          <table:table-cell office:value-type="string" calcext:value-type="string">
            <text:p>CURRENCY_DERIVATIVES</text:p>
          </table:table-cell>
          <table:table-cell office:value-type="string" calcext:value-type="string">
            <text:p>OPTIONS <text:s text:c="42"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RRENCY_DERIVATIVES_OPTIONS <text:s text:c="39"/></text:p>
          </table:table-cell>
          <table:table-cell table:number-columns-repeated="4"/>
          <table:table-cell office:value-type="float" office:value="7002" calcext:value-type="float">
            <text:p>7002</text:p>
          </table:table-cell>
          <table:table-cell office:value-type="string" calcext:value-type="string">
            <text:p>Occup_2</text:p>
          </table:table-cell>
        </table:table-row>
        <table:table-row table:style-name="ro1">
          <table:table-cell office:value-type="string" calcext:value-type="string">
            <text:p>MF <text:s text:c="17"/></text:p>
          </table:table-cell>
          <table:table-cell office:value-type="string" calcext:value-type="string">
            <text:p>TIP <text:s text:c="46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F_TIP <text:s text:c="61"/></text:p>
          </table:table-cell>
          <table:table-cell table:number-columns-repeated="4"/>
          <table:table-cell office:value-type="float" office:value="7003" calcext:value-type="float">
            <text:p>7003</text:p>
          </table:table-cell>
          <table:table-cell office:value-type="string" calcext:value-type="string">
            <text:p>Occup_3</text:p>
          </table:table-cell>
        </table:table-row>
        <table:table-row table:style-name="ro1">
          <table:table-cell office:value-type="string" calcext:value-type="string">
            <text:p>NPS <text:s text:c="16"/></text:p>
          </table:table-cell>
          <table:table-cell office:value-type="string" calcext:value-type="string">
            <text:p>NPS <text:s text:c="46"/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PS_NPS <text:s text:c="60"/></text:p>
          </table:table-cell>
          <table:table-cell table:number-columns-repeated="4"/>
          <table:table-cell office:value-type="float" office:value="7004" calcext:value-type="float">
            <text:p>7004</text:p>
          </table:table-cell>
          <table:table-cell office:value-type="string" calcext:value-type="string">
            <text:p>Occup_4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BTST <text:s text:c="45"/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QUITY_BTST <text:s text:c="56"/></text:p>
          </table:table-cell>
          <table:table-cell table:number-columns-repeated="4"/>
          <table:table-cell office:value-type="float" office:value="7005" calcext:value-type="float">
            <text:p>7005</text:p>
          </table:table-cell>
          <table:table-cell office:value-type="string" calcext:value-type="string">
            <text:p>Occup_5</text:p>
          </table:table-cell>
        </table:table-row>
        <table:table-row table:style-name="ro1">
          <table:table-cell office:value-type="string" calcext:value-type="string">
            <text:p>MF <text:s text:c="17"/></text:p>
          </table:table-cell>
          <table:table-cell office:value-type="string" calcext:value-type="string">
            <text:p>LUMPSUM <text:s text:c="42"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F_LUMPSUM <text:s text:c="57"/></text:p>
          </table:table-cell>
          <table:table-cell table:number-columns-repeated="4"/>
          <table:table-cell office:value-type="float" office:value="7006" calcext:value-type="float">
            <text:p>7006</text:p>
          </table:table-cell>
          <table:table-cell office:value-type="string" calcext:value-type="string">
            <text:p>Occup_6</text:p>
          </table:table-cell>
        </table:table-row>
        <table:table-row table:style-name="ro1"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OTHER FD <text:s text:c="41"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D_BONDS_OTHER FD <text:s text:c="50"/></text:p>
          </table:table-cell>
          <table:table-cell table:number-columns-repeated="4"/>
          <table:table-cell office:value-type="float" office:value="7007" calcext:value-type="float">
            <text:p>7007</text:p>
          </table:table-cell>
          <table:table-cell office:value-type="string" calcext:value-type="string">
            <text:p>Occup_7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 <text:s text:c="36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NS_PREPAID-50000 <text:s text:c="48"/></text:p>
          </table:table-cell>
          <table:table-cell table:number-columns-repeated="4"/>
          <table:table-cell office:value-type="float" office:value="7008" calcext:value-type="float">
            <text:p>7008</text:p>
          </table:table-cell>
          <table:table-cell office:value-type="string" calcext:value-type="string">
            <text:p>Occup_8</text:p>
          </table:table-cell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IPO <text:s text:c="46"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PO_IPO <text:s text:c="60"/></text:p>
          </table:table-cell>
          <table:table-cell table:number-columns-repeated="4"/>
          <table:table-cell office:value-type="float" office:value="7009" calcext:value-type="float">
            <text:p>7009</text:p>
          </table:table-cell>
          <table:table-cell office:value-type="string" calcext:value-type="string">
            <text:p>Occup_9</text:p>
          </table:table-cell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Religare Care <text:s text:c="19"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NERAL_INSURANCE_Health Insurance:Religare Care <text:s text:c="19"/>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Occup_10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BULLET <text:s text:c="43"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LANS_BULLET <text:s text:c="55"/></text:p>
          </table:table-cell>
          <table:table-cell table:number-columns-repeated="4"/>
          <table:table-cell office:value-type="float" office:value="7011" calcext:value-type="float">
            <text:p>7011</text:p>
          </table:table-cell>
          <table:table-cell office:value-type="string" calcext:value-type="string">
            <text:p>Occup_11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2000 <text:s text:c="35"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NS_PREPAID-302000 <text:s text:c="47"/></text:p>
          </table:table-cell>
          <table:table-cell table:number-columns-repeated="4"/>
          <table:table-cell office:value-type="float" office:value="8001" calcext:value-type="float">
            <text:p>8001</text:p>
          </table:table-cell>
          <table:table-cell office:value-type="string" calcext:value-type="string">
            <text:p>Marg_1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SPOT <text:s text:c="45"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QUITY_SPOT <text:s text:c="56"/></text:p>
          </table:table-cell>
          <table:table-cell table:number-columns-repeated="4"/>
          <table:table-cell office:value-type="float" office:value="8002" calcext:value-type="float">
            <text:p>8002</text:p>
          </table:table-cell>
          <table:table-cell office:value-type="string" calcext:value-type="string">
            <text:p>Marg_2</text:p>
          </table:table-cell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OFS <text:s text:c="46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QUITY_OFS <text:s text:c="57"/></text:p>
          </table:table-cell>
          <table:table-cell table:number-columns-repeated="4"/>
          <table:table-cell office:value-type="float" office:value="9001" calcext:value-type="float">
            <text:p>9001</text:p>
          </table:table-cell>
          <table:table-cell office:value-type="string" calcext:value-type="string">
            <text:p>GENDER_1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00000 <text:s text:c="35"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ANS_PREPAID-200000 <text:s text:c="47"/></text:p>
          </table:table-cell>
          <table:table-cell table:number-columns-repeated="4"/>
          <table:table-cell office:value-type="float" office:value="9002" calcext:value-type="float">
            <text:p>9002</text:p>
          </table:table-cell>
          <table:table-cell office:value-type="string" calcext:value-type="string">
            <text:p>GENDER_2</text:p>
          </table:table-cell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00000 <text:s text:c="35"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LANS_PREPAID-300000 <text:s text:c="47"/></text:p>
          </table:table-cell>
          <table:table-cell table:number-columns-repeated="4"/>
          <table:table-cell office:value-type="float" office:value="9003" calcext:value-type="float">
            <text:p>9003</text:p>
          </table:table-cell>
          <table:table-cell office:value-type="string" calcext:value-type="string">
            <text:p>GENDER_3</text:p>
          </table:table-cell>
        </table:table-row>
        <table:table-row table:style-name="ro1"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Stop Loss <text:s text:c="29"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QUITY_DERIVATIVES_FuturePLUS Stop Loss <text:s text:c="28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PLUS <text:s text:c="39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QUITY_DERIVATIVES_FuturePLUS <text:s text:c="38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2000 <text:s text:c="35"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LANS_PREPAID-502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CORPORATE BONDS <text:s text:c="34"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D_BONDS_CORPORATE BONDS <text:s text:c="43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Personal Protect <text:s text:c="6"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NERAL_INSURANCE_Health Insurance:I-Lombard Personal Protect <text:s text:c="6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FIXED DEPOSITS <text:s text:c="35"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D_BONDS_FIXED DEPOSITS <text:s text:c="4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 <text:s text:c="17"/></text:p>
          </table:table-cell>
          <table:table-cell office:value-type="string" calcext:value-type="string">
            <text:p>SIP <text:s text:c="46"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F_SIP <text:s text:c="61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 <text:s text:c="35"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ANS_PREPAID-100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IPOBONDS <text:s text:c="41"/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PO_IPOBONDS <text:s text:c="55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00 <text:s text:c="40"/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S_PRIME-900 <text:s text:c="5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4500 <text:s text:c="39"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LANS_PRIME-4500 <text:s text:c="51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Motor Insurance:I-Lombard Private Car <text:s text:c="12"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NERAL_INSURANCE_Motor Insurance:I-Lombard Private Car <text:s text:c="1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_BONDS <text:s text:c="11"/></text:p>
          </table:table-cell>
          <table:table-cell office:value-type="string" calcext:value-type="string">
            <text:p>GOI <text:s text:c="46"/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D_BONDS_GOI <text:s text:c="55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MultiTri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NERAL_INSURANCE_Travel Insurance:I-Lombard International MultiTr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0000 <text:s text:c="35"/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LANS_PREPAID-500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501000 <text:s text:c="35"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LANS_PREPAID-501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2000 <text:s text:c="35"/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LANS_PREPAID-102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25000 <text:s text:c="36"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NS_PREPAID-25000 <text:s text:c="48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 <text:s text:c="43"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QUITY_DERIVATIVES_Option <text:s text:c="4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50000 <text:s text:c="35"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LANS_PREPAID-150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ealth Insurance:I-Lombard CHI <text:s text:c="19"/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NERAL_INSURANCE_Health Insurance:I-Lombard CHI <text:s text:c="19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TY <text:s text:c="13"/></text:p>
          </table:table-cell>
          <table:table-cell office:value-type="string" calcext:value-type="string">
            <text:p>MarginPLUS <text:s text:c="39"/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QUITY_MarginPLUS <text:s text:c="50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TAKEOVER <text:s text:c="41"/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PO_TAKEOVER <text:s text:c="55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Home Insurance:I-Lombard Home <text:s text:c="20"/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ENERAL_INSURANCE_Home Insurance:I-Lombard Home <text:s text:c="20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1000 <text:s text:c="35"/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LANS_PREPAID-101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IME-9500 <text:s text:c="39"/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LANS_PRIME-9500 <text:s text:c="51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TY_DERIVATIVES <text:s/></text:p>
          </table:table-cell>
          <table:table-cell office:value-type="string" calcext:value-type="string">
            <text:p>OptionsPLUS <text:s text:c="38"/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QUITY_DERIVATIVES_OptionsPLUS <text:s text:c="3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DELISTING <text:s text:c="40"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PO_DELISTING <text:s text:c="5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1000000 <text:s text:c="34"/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LANS_PREPAID-1000000 <text:s text:c="46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RIGHTSISSUE <text:s text:c="38"/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PO_RIGHTSISSUE <text:s text:c="52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IGAIN <text:s text:c="44"/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S_IGAIN <text:s text:c="56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O <text:s text:c="16"/></text:p>
          </table:table-cell>
          <table:table-cell office:value-type="string" calcext:value-type="string">
            <text:p>BUYBACK <text:s text:c="42"/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PO_BUYBACK <text:s text:c="56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S <text:s text:c="14"/></text:p>
          </table:table-cell>
          <table:table-cell office:value-type="string" calcext:value-type="string">
            <text:p>PREPAID-350000 <text:s text:c="35"/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S_PREPAID-350000 <text:s text:c="4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_INSURANCE <text:s text:c="2"/></text:p>
          </table:table-cell>
          <table:table-cell office:value-type="string" calcext:value-type="string">
            <text:p>Travel Insurance:I-Lombard International RoundTr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ENERAL_INSURANCE_Travel Insurance:I-Lombard International RoundTr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TY_DERIVATIVES <text:s/></text:p>
          </table:table-cell>
          <table:table-cell office:value-type="string" calcext:value-type="string">
            <text:p>Future <text:s text:c="43"/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QUITY_DERIVATIVES_Future <text:s text:c="42"/></text:p>
          </table:table-cell>
          <table:table-cell table:number-columns-repeated="6"/>
        </table:table-row>
      </table:table>
      <table:table table:name="Recom_distribution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<text:s/>rank </text:p>
          </table:table-cell>
          <table:table-cell table:style-name="ce8" office:value-type="string" calcext:value-type="string">
            <text:p><text:s text:c="25"/>event_l1_name <text:s text:c="24"/></text:p>
          </table:table-cell>
          <table:table-cell table:style-name="ce8" office:value-type="string" calcext:value-type="string">
            <text:p><text:s/>cou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21911" calcext:value-type="float">
            <text:p>21911</text:p>
          </table:table-cell>
          <table:table-cell table:number-columns-repeated="2"/>
          <table:table-cell table:style-name="ce8" office:value-type="string" calcext:value-type="string">
            <text:p><text:s/>rank </text:p>
          </table:table-cell>
          <table:table-cell table:style-name="ce8" office:value-type="string" calcext:value-type="string">
            <text:p><text:s/>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527712" calcext:value-type="float">
            <text:p>527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23150" calcext:value-type="float">
            <text:p>923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5505" calcext:value-type="float">
            <text:p>55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97223" calcext:value-type="float">
            <text:p>797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61772" calcext:value-type="float">
            <text:p>617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6519" calcext:value-type="float">
            <text:p>656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223894" calcext:value-type="float">
            <text:p>2238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88988" calcext:value-type="float">
            <text:p>488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3721" calcext:value-type="float">
            <text:p>637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8" office:value-type="string" calcext:value-type="string">
            <text:p>event_l1_name <text:s text:c="24"/></text:p>
          </table:table-cell>
          <table:table-cell table:style-name="ce8" office:value-type="string" calcext:value-type="string">
            <text:p><text:s/>count</text:p>
          </table:table-cell>
          <table:table-cell table:style-name="ce8" office:value-type="string" calcext:value-type="string">
            <text:p>%pe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<text:s/>EQUITY_BTST <text:s text:c="50"/></text:p>
          </table:table-cell>
          <table:table-cell office:value-type="float" office:value="68657" calcext:value-type="float">
            <text:p>68657</text:p>
          </table:table-cell>
          <table:table-cell table:style-name="ce14" table:formula="of:=([.F13]/2865880)*100" office:value-type="float" office:value="2.39566904406325" calcext:value-type="float">
            <text:p>2.395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<text:s/>EQUITY_CASH <text:s text:c="50"/></text:p>
          </table:table-cell>
          <table:table-cell office:value-type="float" office:value="118362" calcext:value-type="float">
            <text:p>118362</text:p>
          </table:table-cell>
          <table:table-cell table:style-name="ce14" table:formula="of:=([.F14]/2865880)*100" office:value-type="float" office:value="4.13004033665052" calcext:value-type="float">
            <text:p>4.130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715" calcext:value-type="float">
            <text:p>3715</text:p>
          </table:table-cell>
          <table:table-cell/>
          <table:table-cell office:value-type="string" calcext:value-type="string">
            <text:p><text:s/>EQUITY_DERIVATIVES_Future <text:s text:c="36"/></text:p>
          </table:table-cell>
          <table:table-cell office:value-type="float" office:value="813440" calcext:value-type="float">
            <text:p>813440</text:p>
          </table:table-cell>
          <table:table-cell table:style-name="ce14" table:formula="of:=([.F15]/2865880)*100" office:value-type="float" office:value="28.3836029422027" calcext:value-type="float">
            <text:p>28.383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<text:s/>EQUITY_DERIVATIVES_FuturePLUS <text:s text:c="32"/></text:p>
          </table:table-cell>
          <table:table-cell office:value-type="float" office:value="135529" calcext:value-type="float">
            <text:p>135529</text:p>
          </table:table-cell>
          <table:table-cell table:style-name="ce14" table:formula="of:=([.F16]/2865880)*100" office:value-type="float" office:value="4.72905355423116" calcext:value-type="float">
            <text:p>4.729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285089" calcext:value-type="float">
            <text:p>285089</text:p>
          </table:table-cell>
          <table:table-cell table:style-name="ce14" table:formula="of:=([.F17]/2865880)*100" office:value-type="float" office:value="9.94769494884643" calcext:value-type="float">
            <text:p>9.947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<text:s/>EQUITY_DERIVATIVES_Option <text:s text:c="36"/></text:p>
          </table:table-cell>
          <table:table-cell office:value-type="float" office:value="726105" calcext:value-type="float">
            <text:p>726105</text:p>
          </table:table-cell>
          <table:table-cell table:style-name="ce14" table:formula="of:=([.F18]/2865880)*100" office:value-type="float" office:value="25.3361969098497" calcext:value-type="float">
            <text:p>25.336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2994" calcext:value-type="float">
            <text:p>2994</text:p>
          </table:table-cell>
          <table:table-cell/>
          <table:table-cell office:value-type="string" calcext:value-type="string">
            <text:p><text:s/>EQUITY_DERIVATIVES_OptionsPLUS <text:s text:c="31"/></text:p>
          </table:table-cell>
          <table:table-cell office:value-type="float" office:value="235965" calcext:value-type="float">
            <text:p>235965</text:p>
          </table:table-cell>
          <table:table-cell table:style-name="ce14" table:formula="of:=([.F19]/2865880)*100" office:value-type="float" office:value="8.23359666140941" calcext:value-type="float">
            <text:p>8.233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44395" calcext:value-type="float">
            <text:p>44395</text:p>
          </table:table-cell>
          <table:table-cell/>
          <table:table-cell office:value-type="string" calcext:value-type="string">
            <text:p><text:s/>EQUITY_MARGIN <text:s text:c="48"/></text:p>
          </table:table-cell>
          <table:table-cell office:value-type="float" office:value="309913" calcext:value-type="float">
            <text:p>309913</text:p>
          </table:table-cell>
          <table:table-cell table:style-name="ce14" table:formula="of:=([.F20]/2865880)*100" office:value-type="float" office:value="10.8138861361955" calcext:value-type="float">
            <text:p>10.813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187465" calcext:value-type="float">
            <text:p>187465</text:p>
          </table:table-cell>
          <table:table-cell/>
          <table:table-cell office:value-type="string" calcext:value-type="string">
            <text:p><text:s/>EQUITY_MarginPLUS <text:s text:c="44"/></text:p>
          </table:table-cell>
          <table:table-cell office:value-type="float" office:value="47091" calcext:value-type="float">
            <text:p>47091</text:p>
          </table:table-cell>
          <table:table-cell table:style-name="ce14" table:formula="of:=([.F21]/2865880)*100" office:value-type="float" office:value="1.64316021605929" calcext:value-type="float">
            <text:p>1.643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15837" calcext:value-type="float">
            <text:p>15837</text:p>
          </table:table-cell>
          <table:table-cell/>
          <table:table-cell office:value-type="string" calcext:value-type="string">
            <text:p><text:s/>FD_BONDS_CORPORATE BONDS <text:s text:c="37"/></text:p>
          </table:table-cell>
          <table:table-cell office:value-type="float" office:value="16045" calcext:value-type="float">
            <text:p>16045</text:p>
          </table:table-cell>
          <table:table-cell table:style-name="ce14" table:formula="of:=([.F22]/2865880)*100" office:value-type="float" office:value="0.559862939132134" calcext:value-type="float">
            <text:p>0.559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42689" calcext:value-type="float">
            <text:p>42689</text:p>
          </table:table-cell>
          <table:table-cell/>
          <table:table-cell office:value-type="string" calcext:value-type="string">
            <text:p><text:s/>FD_BONDS_FIXED DEPOSITS <text:s text:c="38"/></text:p>
          </table:table-cell>
          <table:table-cell office:value-type="float" office:value="11631" calcext:value-type="float">
            <text:p>11631</text:p>
          </table:table-cell>
          <table:table-cell table:style-name="ce14" table:formula="of:=([.F23]/2865880)*100" office:value-type="float" office:value="0.40584392926431" calcext:value-type="float">
            <text:p>0.405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412372" calcext:value-type="float">
            <text:p>412372</text:p>
          </table:table-cell>
          <table:table-cell/>
          <table:table-cell office:value-type="string" calcext:value-type="string">
            <text:p><text:s/>FD_BONDS_GOI <text:s text:c="49"/></text:p>
          </table:table-cell>
          <table:table-cell office:value-type="float" office:value="1" calcext:value-type="float">
            <text:p>1</text:p>
          </table:table-cell>
          <table:table-cell table:style-name="ce14" table:formula="of:=([.F24]/2865880)*100" office:value-type="float" office:value="0.0000348932962999149" calcext:value-type="float">
            <text:p>0.000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0197" calcext:value-type="float">
            <text:p>50197</text:p>
          </table:table-cell>
          <table:table-cell/>
          <table:table-cell office:value-type="string" calcext:value-type="string">
            <text:p><text:s/>FD_BONDS_OTHER FD <text:s text:c="44"/></text:p>
          </table:table-cell>
          <table:table-cell office:value-type="float" office:value="1485" calcext:value-type="float">
            <text:p>1485</text:p>
          </table:table-cell>
          <table:table-cell table:style-name="ce14" table:formula="of:=([.F25]/2865880)*100" office:value-type="float" office:value="0.0518165450053736" calcext:value-type="float">
            <text:p>0.051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19429" calcext:value-type="float">
            <text:p>19429</text:p>
          </table:table-cell>
          <table:table-cell/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60" calcext:value-type="float">
            <text:p>260</text:p>
          </table:table-cell>
          <table:table-cell table:style-name="ce14" table:formula="of:=([.F26]/2865880)*100" office:value-type="float" office:value="0.00907225703797786" calcext:value-type="float">
            <text:p>0.009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3429" calcext:value-type="float">
            <text:p>3429</text:p>
          </table:table-cell>
          <table:table-cell/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9968" calcext:value-type="float">
            <text:p>9968</text:p>
          </table:table-cell>
          <table:table-cell table:style-name="ce14" table:formula="of:=([.F27]/2865880)*100" office:value-type="float" office:value="0.347816377517551" calcext:value-type="float">
            <text:p>0.347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4345" calcext:value-type="float">
            <text:p>4345</text:p>
          </table:table-cell>
          <table:table-cell table:style-name="ce14" table:formula="of:=([.F28]/2865880)*100" office:value-type="float" office:value="0.15161137242313" calcext:value-type="float">
            <text:p>0.151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<text:s/>LIFE_INSURANCE_LIFE_INSURANCE <text:s text:c="32"/></text:p>
          </table:table-cell>
          <table:table-cell office:value-type="float" office:value="5545" calcext:value-type="float">
            <text:p>5545</text:p>
          </table:table-cell>
          <table:table-cell table:style-name="ce14" table:formula="of:=([.F29]/2865880)*100" office:value-type="float" office:value="0.193483327983028" calcext:value-type="float">
            <text:p>0.193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<text:s/>MF_LUMPSUM <text:s text:c="51"/></text:p>
          </table:table-cell>
          <table:table-cell office:value-type="float" office:value="15497" calcext:value-type="float">
            <text:p>15497</text:p>
          </table:table-cell>
          <table:table-cell table:style-name="ce14" table:formula="of:=([.F30]/2865880)*100" office:value-type="float" office:value="0.540741412759781" calcext:value-type="float">
            <text:p>0.540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<text:s/>MF_SIP <text:s text:c="55"/></text:p>
          </table:table-cell>
          <table:table-cell office:value-type="float" office:value="14947" calcext:value-type="float">
            <text:p>14947</text:p>
          </table:table-cell>
          <table:table-cell table:style-name="ce14" table:formula="of:=([.F31]/2865880)*100" office:value-type="float" office:value="0.521550099794827" calcext:value-type="float">
            <text:p>0.52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<text:s/>MF_TIP <text:s text:c="55"/></text:p>
          </table:table-cell>
          <table:table-cell office:value-type="float" office:value="27896" calcext:value-type="float">
            <text:p>27896</text:p>
          </table:table-cell>
          <table:table-cell table:style-name="ce14" table:formula="of:=([.F32]/2865880)*100" office:value-type="float" office:value="0.973383393582425" calcext:value-type="float">
            <text:p>0.97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138" calcext:value-type="float">
            <text:p>3138</text:p>
          </table:table-cell>
          <table:table-cell/>
          <table:table-cell office:value-type="string" calcext:value-type="string">
            <text:p><text:s/>NPS_NPS <text:s text:c="54"/></text:p>
          </table:table-cell>
          <table:table-cell office:value-type="float" office:value="18109" calcext:value-type="float">
            <text:p>18109</text:p>
          </table:table-cell>
          <table:table-cell table:style-name="ce14" table:formula="of:=([.F33]/2865880)*100" office:value-type="float" office:value="0.631882702695158" calcext:value-type="float">
            <text:p>0.631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10865" calcext:value-type="float">
            <text:p>108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32590" calcext:value-type="float">
            <text:p>3259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75737" calcext:value-type="float">
            <text:p>757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40072" calcext:value-type="float">
            <text:p>400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108406" calcext:value-type="float">
            <text:p>1084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74457" calcext:value-type="float">
            <text:p>74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67999" calcext:value-type="float">
            <text:p>6799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204067" calcext:value-type="float">
            <text:p>20406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BTST <text:s text:c="50"/></text:p>
          </table:table-cell>
          <table:table-cell office:value-type="float" office:value="53805" calcext:value-type="float">
            <text:p>538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CASH <text:s text:c="50"/></text:p>
          </table:table-cell>
          <table:table-cell office:value-type="float" office:value="19466" calcext:value-type="float">
            <text:p>1946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 <text:s text:c="36"/></text:p>
          </table:table-cell>
          <table:table-cell office:value-type="float" office:value="22526" calcext:value-type="float">
            <text:p>2252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<text:s text:c="32"/></text:p>
          </table:table-cell>
          <table:table-cell office:value-type="float" office:value="74115" calcext:value-type="float">
            <text:p>7411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FuturePLUS Stop Loss <text:s text:c="22"/></text:p>
          </table:table-cell>
          <table:table-cell office:value-type="float" office:value="72222" calcext:value-type="float">
            <text:p>7222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 <text:s text:c="36"/></text:p>
          </table:table-cell>
          <table:table-cell office:value-type="float" office:value="15382" calcext:value-type="float">
            <text:p>153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DERIVATIVES_OptionsPLUS <text:s text:c="31"/></text:p>
          </table:table-cell>
          <table:table-cell office:value-type="float" office:value="54048" calcext:value-type="float">
            <text:p>540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 <text:s text:c="48"/></text:p>
          </table:table-cell>
          <table:table-cell office:value-type="float" office:value="82427" calcext:value-type="float">
            <text:p>824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EQUITY_MarginPLUS <text:s text:c="44"/></text:p>
          </table:table-cell>
          <table:table-cell office:value-type="float" office:value="33562" calcext:value-type="float">
            <text:p>3356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CORPORATE BONDS <text:s text:c="37"/></text:p>
          </table:table-cell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FIXED DEPOSITS <text:s text:c="38"/></text:p>
          </table:table-cell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GOI <text:s text:c="49"/>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D_BONDS_OTHER FD <text:s text:c="44"/></text:p>
          </table:table-cell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CHI <text:s text:c="13"/>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IHEALTH PLUS <text:s text:c="4"/></text:p>
          </table:table-cell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ENERAL_INSURANCE_Health Insurance:I-Lombard Personal Protect 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LIFE_INSURANCE_LIFE_INSURANCE <text:s text:c="32"/></text:p>
          </table:table-cell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F_LUMPSUM <text:s text:c="51"/>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F_SIP <text:s text:c="55"/></text:p>
          </table:table-cell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F_TIP <text:s text:c="55"/></text:p>
          </table:table-cell>
          <table:table-cell office:value-type="float" office:value="14937" calcext:value-type="float">
            <text:p>149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PS_NPS <text:s text:c="54"/></text:p>
          </table:table-cell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6 rows)</text:p>
          </table:table-cell>
          <table:table-cell table:number-columns-repeated="6"/>
        </table:table-row>
      </table:table>
      <table:table table:name="config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eWind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windowStart="2017-07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windowEnd="2019-08-01"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trainStart = "2017-07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trainEnd="2018-04-01"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yStart ="2018-07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yEnd="2019-04-01"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testStart = "2018-10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testEnd="2019-07-01"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postAnalysisStart = "2019-07-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2"/>postAnalysisEnd = "2019-08-01"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</table:table-row>
      </table:table>
      <table:table table:name="pre-po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<text:s text:c="3"/>run_id <text:s text:c="3"/></text:p>
          </table:table-cell>
          <table:table-cell table:number-columns-repeated="3" office:value-type="string" calcext:value-type="string">
            <text:p><text:s/>R21_17Aug19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_id </text:p>
          </table:table-cell>
          <table:table-cell office:value-type="string" calcext:value-type="string">
            <text:p><text:s/>BAU <text:s text:c="5"/></text:p>
          </table:table-cell>
          <table:table-cell office:value-type="string" calcext:value-type="string">
            <text:p><text:s/>B <text:s text:c="7"/></text:p>
          </table:table-cell>
          <table:table-cell office:value-type="string" calcext:value-type="string">
            <text:p><text:s/>A <text:s text:c="7"/></text:p>
          </table:table-cell>
          <table:table-cell/>
          <table:table-cell office:value-type="string" calcext:value-type="string">
            <text:p>%percent</text:p>
          </table:table-cell>
        </table:table-row>
        <table:table-row table:style-name="ro1">
          <table:table-cell office:value-type="string" calcext:value-type="string">
            <text:p><text:s/>uniq_users </text:p>
          </table:table-cell>
          <table:table-cell office:value-type="float" office:value="438439" calcext:value-type="float">
            <text:p>438439</text:p>
          </table:table-cell>
          <table:table-cell office:value-type="float" office:value="428713" calcext:value-type="float">
            <text:p>428713</text:p>
          </table:table-cell>
          <table:table-cell office:value-type="float" office:value="9726" calcext:value-type="float">
            <text:p>9726</text:p>
          </table:table-cell>
          <table:table-cell/>
          <table:table-cell table:style-name="ce8" table:formula="of:=([.D3]/[.B3])*100" office:value-type="float" office:value="2.21832455598156" calcext:value-type="float">
            <text:p>2.22</text:p>
          </table:table-cell>
        </table:table-row>
        <table:table-row table:style-name="ro1">
          <table:table-cell office:value-type="string" calcext:value-type="string">
            <text:p><text:s/>pre_txns_count_q_25 </text:p>
          </table:table-cell>
          <table:table-cell office:value-type="float" office:value="1.13553412033287" calcext:value-type="float">
            <text:p>1.14</text:p>
          </table:table-cell>
          <table:table-cell office:value-type="float" office:value="1.24908753236616" calcext:value-type="float">
            <text:p>1.25</text:p>
          </table:table-cell>
          <table:table-cell office:value-type="float" office:value="0.681320472199722" calcext:value-type="float">
            <text:p>0.68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<text:s/>pre_txns_count_q_50 </text:p>
          </table:table-cell>
          <table:table-cell office:value-type="float" office:value="3.17949553693204" calcext:value-type="float">
            <text:p>3.18</text:p>
          </table:table-cell>
          <table:table-cell office:value-type="float" office:value="3.29304894896532" calcext:value-type="float">
            <text:p>3.29</text:p>
          </table:table-cell>
          <table:table-cell office:value-type="float" office:value="1.81685459253259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q_75 </text:p>
          </table:table-cell>
          <table:table-cell table:number-columns-repeated="2" office:value-type="float" office:value="11.9231082634951" calcext:value-type="float">
            <text:p>11.92</text:p>
          </table:table-cell>
          <table:table-cell office:value-type="float" office:value="10.2198070829958" calcext:value-type="float">
            <text:p>1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q_90 </text:p>
          </table:table-cell>
          <table:table-cell office:value-type="float" office:value="54.8462980120776" calcext:value-type="float">
            <text:p>54.85</text:p>
          </table:table-cell>
          <table:table-cell office:value-type="float" office:value="54.1649775398779" calcext:value-type="float">
            <text:p>54.16</text:p>
          </table:table-cell>
          <table:table-cell office:value-type="float" office:value="98.5643616448931" calcext:value-type="float">
            <text:p>98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q_95 </text:p>
          </table:table-cell>
          <table:table-cell office:value-type="float" office:value="147.50588223124" calcext:value-type="float">
            <text:p>147.51</text:p>
          </table:table-cell>
          <table:table-cell office:value-type="float" office:value="145.121260578541" calcext:value-type="float">
            <text:p>145.12</text:p>
          </table:table-cell>
          <table:table-cell office:value-type="float" office:value="235.62332996907" calcext:value-type="float">
            <text:p>235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q_99 </text:p>
          </table:table-cell>
          <table:table-cell office:value-type="float" office:value="667.580509343694" calcext:value-type="float">
            <text:p>667.58</text:p>
          </table:table-cell>
          <table:table-cell office:value-type="float" office:value="657.360702260698" calcext:value-type="float">
            <text:p>657.36</text:p>
          </table:table-cell>
          <table:table-cell office:value-type="float" office:value="1063.08704345563" calcext:value-type="float">
            <text:p>1063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25 </text:p>
          </table:table-cell>
          <table:table-cell office:value-type="float" office:value="3061.77889696285" calcext:value-type="float">
            <text:p>3061.78</text:p>
          </table:table-cell>
          <table:table-cell office:value-type="float" office:value="3065.93882616077" calcext:value-type="float">
            <text:p>3065.94</text:p>
          </table:table-cell>
          <table:table-cell office:value-type="float" office:value="1703.30242606668" calcext:value-type="float">
            <text:p>170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50 </text:p>
          </table:table-cell>
          <table:table-cell office:value-type="float" office:value="18828.4929234603" calcext:value-type="float">
            <text:p>18828.49</text:p>
          </table:table-cell>
          <table:table-cell office:value-type="float" office:value="19076.9730111777" calcext:value-type="float">
            <text:p>19076.97</text:p>
          </table:table-cell>
          <table:table-cell office:value-type="float" office:value="10219.8545501162" calcext:value-type="float">
            <text:p>10219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75 </text:p>
          </table:table-cell>
          <table:table-cell office:value-type="float" office:value="158078.822570748" calcext:value-type="float">
            <text:p>158078.82</text:p>
          </table:table-cell>
          <table:table-cell office:value-type="float" office:value="157663.779993995" calcext:value-type="float">
            <text:p>157663.78</text:p>
          </table:table-cell>
          <table:table-cell office:value-type="float" office:value="195185.597303073" calcext:value-type="float">
            <text:p>19518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90 </text:p>
          </table:table-cell>
          <table:table-cell office:value-type="float" office:value="1347803.72968488" calcext:value-type="float">
            <text:p>1347803.73</text:p>
          </table:table-cell>
          <table:table-cell office:value-type="float" office:value="1312967.8502784" calcext:value-type="float">
            <text:p>1312967.85</text:p>
          </table:table-cell>
          <table:table-cell office:value-type="float" office:value="4753930.80379315" calcext:value-type="float">
            <text:p>47539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95 </text:p>
          </table:table-cell>
          <table:table-cell office:value-type="float" office:value="6080679.07600829" calcext:value-type="float">
            <text:p>6080679.08</text:p>
          </table:table-cell>
          <table:table-cell office:value-type="float" office:value="5841592.74169846" calcext:value-type="float">
            <text:p>5841592.74</text:p>
          </table:table-cell>
          <table:table-cell office:value-type="float" office:value="22383565.6860107" calcext:value-type="float">
            <text:p>22383565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q_99 </text:p>
          </table:table-cell>
          <table:table-cell office:value-type="float" office:value="78527420.7095069" calcext:value-type="float">
            <text:p>78527420.71</text:p>
          </table:table-cell>
          <table:table-cell office:value-type="float" office:value="75748501.3271555" calcext:value-type="float">
            <text:p>75748501.33</text:p>
          </table:table-cell>
          <table:table-cell office:value-type="float" office:value="160876903.35192" calcext:value-type="float">
            <text:p>16087690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25 </text:p>
          </table:table-cell>
          <table:table-cell table:number-columns-repeated="3" office:value-type="float" office:value="0.113553412033287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50 </text:p>
          </table:table-cell>
          <table:table-cell table:number-columns-repeated="2" office:value-type="float" office:value="0.227106824066574" calcext:value-type="float">
            <text:p>0.23</text:p>
          </table:table-cell>
          <table:table-cell office:value-type="float" office:value="0.113553412033287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75 </text:p>
          </table:table-cell>
          <table:table-cell table:number-columns-repeated="2" office:value-type="float" office:value="0.340660236099861" calcext:value-type="float">
            <text:p>0.34</text:p>
          </table:table-cell>
          <table:table-cell office:value-type="float" office:value="0.227106824066574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90 </text:p>
          </table:table-cell>
          <table:table-cell table:number-columns-repeated="3" office:value-type="float" office:value="0.454213648133148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95 </text:p>
          </table:table-cell>
          <table:table-cell table:number-columns-repeated="2" office:value-type="float" office:value="0.567767060166435" calcext:value-type="float">
            <text:p>0.57</text:p>
          </table:table-cell>
          <table:table-cell office:value-type="float" office:value="0.681320472199722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q_99 </text:p>
          </table:table-cell>
          <table:table-cell table:number-columns-repeated="2" office:value-type="float" office:value="0.794873884233009" calcext:value-type="float">
            <text:p>0.79</text:p>
          </table:table-cell>
          <table:table-cell office:value-type="float" office:value="0.908427296266296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25 </text:p>
          </table:table-cell>
          <table:table-cell table:number-columns-repeated="2" office:value-type="float" office:value="2.00004629736799" calcext:value-type="float">
            <text:p>2</text:p>
          </table:table-cell>
          <table:table-cell office:value-type="float" office:value="4.00009259473599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50 </text:p>
          </table:table-cell>
          <table:table-cell table:number-columns-repeated="2" office:value-type="float" office:value="4.00009259473599" calcext:value-type="float">
            <text:p>4</text:p>
          </table:table-cell>
          <table:table-cell office:value-type="float" office:value="9.00020833815598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75 </text:p>
          </table:table-cell>
          <table:table-cell table:number-columns-repeated="2" office:value-type="float" office:value="12.000277784208" calcext:value-type="float">
            <text:p>12</text:p>
          </table:table-cell>
          <table:table-cell office:value-type="float" office:value="47.0010879881479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90 </text:p>
          </table:table-cell>
          <table:table-cell office:value-type="float" office:value="56.0012963263039" calcext:value-type="float">
            <text:p>56</text:p>
          </table:table-cell>
          <table:table-cell office:value-type="float" office:value="54.0012500289359" calcext:value-type="float">
            <text:p>54</text:p>
          </table:table-cell>
          <table:table-cell office:value-type="float" office:value="272.006296442047" calcext:value-type="float">
            <text:p>27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95 </text:p>
          </table:table-cell>
          <table:table-cell office:value-type="float" office:value="154.003564897336" calcext:value-type="float">
            <text:p>154</text:p>
          </table:table-cell>
          <table:table-cell office:value-type="float" office:value="145.00335655918" calcext:value-type="float">
            <text:p>145</text:p>
          </table:table-cell>
          <table:table-cell office:value-type="float" office:value="649.015023495914" calcext:value-type="float">
            <text:p>64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q_99 </text:p>
          </table:table-cell>
          <table:table-cell office:value-type="float" office:value="866.020046760342" calcext:value-type="float">
            <text:p>866.02</text:p>
          </table:table-cell>
          <table:table-cell office:value-type="float" office:value="822.019028218246" calcext:value-type="float">
            <text:p>822.02</text:p>
          </table:table-cell>
          <table:table-cell office:value-type="float" office:value="2213.05122803769" calcext:value-type="float">
            <text:p>221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25 </text:p>
          </table:table-cell>
          <table:table-cell office:value-type="float" office:value="2337.35410541911" calcext:value-type="float">
            <text:p>2337.35</text:p>
          </table:table-cell>
          <table:table-cell office:value-type="float" office:value="2108.04879742587" calcext:value-type="float">
            <text:p>2108.05</text:p>
          </table:table-cell>
          <table:table-cell office:value-type="float" office:value="10165.2502637191" calcext:value-type="float">
            <text:p>10165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50 </text:p>
          </table:table-cell>
          <table:table-cell office:value-type="float" office:value="15000.2795096924" calcext:value-type="float">
            <text:p>15000.28</text:p>
          </table:table-cell>
          <table:table-cell office:value-type="float" office:value="14900.3449153916" calcext:value-type="float">
            <text:p>14900.34</text:p>
          </table:table-cell>
          <table:table-cell office:value-type="float" office:value="85531.0135149721" calcext:value-type="float">
            <text:p>8553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75 </text:p>
          </table:table-cell>
          <table:table-cell office:value-type="float" office:value="135452.735479988" calcext:value-type="float">
            <text:p>135452.74</text:p>
          </table:table-cell>
          <table:table-cell office:value-type="float" office:value="128676.228616403" calcext:value-type="float">
            <text:p>128676.23</text:p>
          </table:table-cell>
          <table:table-cell office:value-type="float" office:value="1615177.38836547" calcext:value-type="float">
            <text:p>1615177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90 </text:p>
          </table:table-cell>
          <table:table-cell office:value-type="float" office:value="1127009.33817912" calcext:value-type="float">
            <text:p>1127009.34</text:p>
          </table:table-cell>
          <table:table-cell office:value-type="float" office:value="1037590.14471079" calcext:value-type="float">
            <text:p>1037590.14</text:p>
          </table:table-cell>
          <table:table-cell office:value-type="float" office:value="24547656.7827959" calcext:value-type="float">
            <text:p>24547656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95 </text:p>
          </table:table-cell>
          <table:table-cell office:value-type="float" office:value="5078968.00546383" calcext:value-type="float">
            <text:p>5078968.01</text:p>
          </table:table-cell>
          <table:table-cell office:value-type="float" office:value="4448776.48093706" calcext:value-type="float">
            <text:p>4448776.48</text:p>
          </table:table-cell>
          <table:table-cell office:value-type="float" office:value="82258427.1802588" calcext:value-type="float">
            <text:p>8225842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q_99 </text:p>
          </table:table-cell>
          <table:table-cell office:value-type="float" office:value="91311976.2031529" calcext:value-type="float">
            <text:p>91311976.2</text:p>
          </table:table-cell>
          <table:table-cell office:value-type="float" office:value="82143287.8649969" calcext:value-type="float">
            <text:p>82143287.86</text:p>
          </table:table-cell>
          <table:table-cell office:value-type="float" office:value="452221884.349175" calcext:value-type="float">
            <text:p>45222188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25 </text:p>
          </table:table-cell>
          <table:table-cell table:number-columns-repeated="2" office:value-type="float" office:value="1.000023148684" calcext:value-type="float">
            <text:p>1</text:p>
          </table:table-cell>
          <table:table-cell office:value-type="float" office:value="2.00004629736799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50 </text:p>
          </table:table-cell>
          <table:table-cell table:number-columns-repeated="2" office:value-type="float" office:value="1.000023148684" calcext:value-type="float">
            <text:p>1</text:p>
          </table:table-cell>
          <table:table-cell office:value-type="float" office:value="2.00004629736799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75 </text:p>
          </table:table-cell>
          <table:table-cell office:value-type="float" office:value="2.00004629736799" calcext:value-type="float">
            <text:p>2</text:p>
          </table:table-cell>
          <table:table-cell office:value-type="float" office:value="1.000023148684" calcext:value-type="float">
            <text:p>1</text:p>
          </table:table-cell>
          <table:table-cell office:value-type="float" office:value="3.00006944605199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90 </text:p>
          </table:table-cell>
          <table:table-cell table:number-columns-repeated="2" office:value-type="float" office:value="2.00004629736799" calcext:value-type="float">
            <text:p>2</text:p>
          </table:table-cell>
          <table:table-cell office:value-type="float" office:value="4.00009259473599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95 </text:p>
          </table:table-cell>
          <table:table-cell table:number-columns-repeated="2" office:value-type="float" office:value="3.00006944605199" calcext:value-type="float">
            <text:p>3</text:p>
          </table:table-cell>
          <table:table-cell office:value-type="float" office:value="5.00011574341999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q_99 </text:p>
          </table:table-cell>
          <table:table-cell table:number-columns-repeated="2" office:value-type="float" office:value="4.00009259473599" calcext:value-type="float">
            <text:p>4</text:p>
          </table:table-cell>
          <table:table-cell office:value-type="float" office:value="7.00016204078798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avg_per_month_per_user </text:p>
          </table:table-cell>
          <table:table-cell office:value-type="float" office:value="37.8739189568725" calcext:value-type="float">
            <text:p>37.87</text:p>
          </table:table-cell>
          <table:table-cell office:value-type="float" office:value="37.5013652111426" calcext:value-type="float">
            <text:p>37.5</text:p>
          </table:table-cell>
          <table:table-cell office:value-type="float" office:value="54.2957402598833" calcext:value-type="float">
            <text:p>5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avg_per_month_per_user </text:p>
          </table:table-cell>
          <table:table-cell office:value-type="float" office:value="4011410.68467576" calcext:value-type="float">
            <text:p>4011410.68</text:p>
          </table:table-cell>
          <table:table-cell office:value-type="float" office:value="3926963.71960645" calcext:value-type="float">
            <text:p>3926963.72</text:p>
          </table:table-cell>
          <table:table-cell office:value-type="float" office:value="7733754.06692533" calcext:value-type="float">
            <text:p>773375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avg_per_month_per_user </text:p>
          </table:table-cell>
          <table:table-cell office:value-type="float" office:value="0.245012687126965" calcext:value-type="float">
            <text:p>0.25</text:p>
          </table:table-cell>
          <table:table-cell office:value-type="float" office:value="0.245361166833207" calcext:value-type="float">
            <text:p>0.25</text:p>
          </table:table-cell>
          <table:table-cell office:value-type="float" office:value="0.22965202700953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avg_per_month_per_user </text:p>
          </table:table-cell>
          <table:table-cell office:value-type="float" office:value="46.9011629948332" calcext:value-type="float">
            <text:p>46.9</text:p>
          </table:table-cell>
          <table:table-cell office:value-type="float" office:value="44.8013067115458" calcext:value-type="float">
            <text:p>44.8</text:p>
          </table:table-cell>
          <table:table-cell office:value-type="float" office:value="139.460867578117" calcext:value-type="float">
            <text:p>139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avg_per_month_per_user </text:p>
          </table:table-cell>
          <table:table-cell office:value-type="float" office:value="5173109.34482278" calcext:value-type="float">
            <text:p>5173109.34</text:p>
          </table:table-cell>
          <table:table-cell office:value-type="float" office:value="4728625.83929828" calcext:value-type="float">
            <text:p>4728625.84</text:p>
          </table:table-cell>
          <table:table-cell office:value-type="float" office:value="24765527.3073896" calcext:value-type="float">
            <text:p>2476552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avg_per_month_per_user </text:p>
          </table:table-cell>
          <table:table-cell office:value-type="float" office:value="1.36052177841114" calcext:value-type="float">
            <text:p>1.36</text:p>
          </table:table-cell>
          <table:table-cell office:value-type="float" office:value="1.33675038030845" calcext:value-type="float">
            <text:p>1.34</text:p>
          </table:table-cell>
          <table:table-cell office:value-type="float" office:value="2.40834281427363" calcext:value-type="float">
            <text:p>2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count_avg_per_week_per_user </text:p>
          </table:table-cell>
          <table:table-cell table:number-columns-repeated="3" office:value-type="string" calcext:value-type="string">
            <text:p><text:s text:c="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txns_metric_avg_per_week_per_user </text:p>
          </table:table-cell>
          <table:table-cell table:number-columns-repeated="3" office:value-type="string" calcext:value-type="string">
            <text:p><text:s text:c="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e_uniq_events_avg_per_week_per_user </text:p>
          </table:table-cell>
          <table:table-cell table:number-columns-repeated="3" office:value-type="string" calcext:value-type="string">
            <text:p><text:s text:c="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count_avg_per_week_per_user </text:p>
          </table:table-cell>
          <table:table-cell table:number-columns-repeated="3" office:value-type="string" calcext:value-type="string">
            <text:p><text:s text:c="3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txns_metric_avg_per_week_per_user </text:p>
          </table:table-cell>
          <table:table-cell table:number-columns-repeated="3" office:value-type="string" calcext:value-type="string">
            <text:p><text:s text:c="4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st_uniq_events_avg_per_week_per_user</text:p>
          </table:table-cell>
          <table:table-cell table:number-columns-repeated="5"/>
        </table:table-row>
      </table:table>
      <table:named-expressions/>
      <table:database-ranges>
        <table:database-range table:name="__Anonymous_Sheet_DB__4" table:target-range-address="TM.A1:TM.D127">
          <table:sort>
            <table:sort-by table:field-number="3" table:data-type="automatic"/>
          </table:sort>
        </table:database-range>
        <table:database-range table:name="__Anonymous_Sheet_DB__5" table:target-range-address="FI.A1:FI.B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5" loext:min-decimal-places="5" number:min-integer-digits="1" number:grouping="true"/>
    </number:number-style>
    <number:number-style style:name="N144">
      <number:number number:decimal-places="6" loext:min-decimal-places="6" number:min-integer-digits="1" number:grouping="true"/>
    </number:number-style>
    <number:number-style style:name="N145">
      <number:number number:decimal-places="7" loext:min-decimal-places="7" number:min-integer-digits="1" number:grouping="true"/>
    </number:number-style>
    <number:number-style style:name="N146">
      <number:number number:decimal-places="8" loext:min-decimal-places="8" number:min-integer-digits="1" number:grouping="true"/>
    </number:number-style>
    <number:number-style style:name="N147">
      <number:number number:decimal-places="9" loext:min-decimal-places="9" number:min-integer-digits="1" number:grouping="true"/>
    </number:number-style>
    <number:number-style style:name="N148">
      <number:number number:decimal-places="10" loext:min-decimal-places="10" number:min-integer-digits="1" number:grouping="true"/>
    </number:number-style>
    <number:number-style style:name="N149">
      <number:number number:decimal-places="11" loext:min-decimal-places="11" number:min-integer-digits="1" number:grouping="true"/>
    </number:number-style>
    <number:number-style style:name="N150">
      <number:number number:decimal-places="12" loext:min-decimal-places="12" number:min-integer-digits="1" number:grouping="true"/>
    </number:number-style>
    <number:number-style style:name="N151">
      <number:number number:decimal-places="13" loext:min-decimal-places="13" number:min-integer-digits="1" number:grouping="true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number:percentage-style style:name="N154">
      <number:number number:decimal-places="1" loext:min-decimal-places="1" number:min-integer-digits="1"/>
      <number:text>%</number:text>
    </number:percentage-style>
    <number:percentage-style style:name="N155">
      <number:number number:decimal-places="3" loext:min-decimal-places="3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2:36:02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3M35S</meta:editing-duration>
    <meta:editing-cycles>9</meta:editing-cycles>
    <meta:generator>LibreOffice/5.4.2.2$Windows_x86 LibreOffice_project/22b09f6418e8c2d508a9eaf86b2399209b0990f4</meta:generator>
    <dc:date>2019-08-18T20:37:12.179000000</dc:date>
    <meta:document-statistic meta:table-count="10" meta:cell-count="7721" meta:object-count="0"/>
    <meta:user-defined meta:name="Info 1"/>
    <meta:user-defined meta:name="Info 2"/>
    <meta:user-defined meta:name="Info 3"/>
    <meta:user-defined meta:name="Info 4"/>
  </office:meta>
</office:document-meta>
</file>